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8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oint Number</text:p>
          </table:table-cell>
          <table:table-cell office:value-type="string" calcext:value-type="string">
            <text:p>X (inches)</text:p>
          </table:table-cell>
          <table:table-cell office:value-type="string" calcext:value-type="string">
            <text:p>Y (inches)</text:p>
          </table:table-cell>
          <table:table-cell office:value-type="string" calcext:value-type="string">
            <text:p>X (meters)</text:p>
          </table:table-cell>
          <table:table-cell office:value-type="string" calcext:value-type="string">
            <text:p>Y (meters)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ncatenation</text:p>
          </table:table-cell>
        </table:table-row>
        <table:table-row table:style-name="ro1">
          <table:table-cell office:value-type="string" calcext:value-type="string">
            <text:p>Main floor plan vertices, starting at SW corner of guest bath and numbering clockwise along exterior path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VERT([.B3];&quot;in&quot;;&quot;m&quot;)" office:value-type="float" office:value="0" calcext:value-type="float">
            <text:p>0</text:p>
          </table:table-cell>
          <table:table-cell table:formula="of:=CONVERT([.C3];&quot;in&quot;;&quot;m&quot;)" office:value-type="float" office:value="0" calcext:value-type="float">
            <text:p>0</text:p>
          </table:table-cell>
          <table:table-cell/>
          <table:table-cell table:formula="of:=CONCATENATE(&quot;    self.v_&quot;; [.A3]; &quot; = Vertex2D('&quot;; [.A3]; &quot;', &quot;; [.D3]; &quot;, &quot;; [.E3]; &quot;)&quot;)" office:value-type="string" office:string-value="    self.v_1 = Vertex2D('1', 0, 0)" calcext:value-type="string">
            <text:p><text:s text:c="4"/>self.v_1 = Vertex2D('1', 0, 0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.568575" calcext:value-type="float">
            <text:p>51.568575</text:p>
          </table:table-cell>
          <table:table-cell office:value-type="float" office:value="79.785225" calcext:value-type="float">
            <text:p>79.785225</text:p>
          </table:table-cell>
          <table:table-cell table:formula="of:=CONVERT([.B4];&quot;in&quot;;&quot;m&quot;)" office:value-type="float" office:value="1.309841805" calcext:value-type="float">
            <text:p>1.309841805</text:p>
          </table:table-cell>
          <table:table-cell table:formula="of:=CONVERT([.C4];&quot;in&quot;;&quot;m&quot;)" office:value-type="float" office:value="2.026544715" calcext:value-type="float">
            <text:p>2.026544715</text:p>
          </table:table-cell>
          <table:table-cell/>
          <table:table-cell table:formula="of:=CONCATENATE(&quot;    self.v_&quot;; [.A4]; &quot; = Vertex2D('&quot;; [.A4]; &quot;', &quot;; [.D4]; &quot;, &quot;; [.E4]; &quot;)&quot;)" office:value-type="string" office:string-value="    self.v_2 = Vertex2D('2', 1.309841805, 2.026544715)" calcext:value-type="string">
            <text:p><text:s text:c="4"/>self.v_2 = Vertex2D('2', 1.309841805, 2.026544715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7.533073" calcext:value-type="float">
            <text:p>-47.533073</text:p>
          </table:table-cell>
          <table:table-cell office:value-type="float" office:value="143.838823" calcext:value-type="float">
            <text:p>143.838823</text:p>
          </table:table-cell>
          <table:table-cell table:formula="of:=CONVERT([.B5];&quot;in&quot;;&quot;m&quot;)" office:value-type="float" office:value="-1.2073400542" calcext:value-type="float">
            <text:p>-1.2073400542</text:p>
          </table:table-cell>
          <table:table-cell table:formula="of:=CONVERT([.C5];&quot;in&quot;;&quot;m&quot;)" office:value-type="float" office:value="3.6535061042" calcext:value-type="float">
            <text:p>3.6535061042</text:p>
          </table:table-cell>
          <table:table-cell/>
          <table:table-cell table:formula="of:=CONCATENATE(&quot;    self.v_&quot;; [.A5]; &quot; = Vertex2D('&quot;; [.A5]; &quot;', &quot;; [.D5]; &quot;, &quot;; [.E5]; &quot;)&quot;)" office:value-type="string" office:string-value="    self.v_3 = Vertex2D('3', -1.2073400542, 3.6535061042)" calcext:value-type="string">
            <text:p><text:s text:c="4"/>self.v_3 = Vertex2D('3', -1.2073400542, 3.6535061042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0623" calcext:value-type="float">
            <text:p>36.0623</text:p>
          </table:table-cell>
          <table:table-cell office:value-type="float" office:value="273.174872" calcext:value-type="float">
            <text:p>273.174872</text:p>
          </table:table-cell>
          <table:table-cell table:formula="of:=CONVERT([.B6];&quot;in&quot;;&quot;m&quot;)" office:value-type="float" office:value="0.91598242" calcext:value-type="float">
            <text:p>0.91598242</text:p>
          </table:table-cell>
          <table:table-cell table:formula="of:=CONVERT([.C6];&quot;in&quot;;&quot;m&quot;)" office:value-type="float" office:value="6.9386417488" calcext:value-type="float">
            <text:p>6.9386417488</text:p>
          </table:table-cell>
          <table:table-cell/>
          <table:table-cell table:formula="of:=CONCATENATE(&quot;    self.v_&quot;; [.A6]; &quot; = Vertex2D('&quot;; [.A6]; &quot;', &quot;; [.D6]; &quot;, &quot;; [.E6]; &quot;)&quot;)" office:value-type="string" office:string-value="    self.v_4 = Vertex2D('4', 0.91598242, 6.9386417488)" calcext:value-type="string">
            <text:p><text:s text:c="4"/>self.v_4 = Vertex2D('4', 0.91598242, 6.9386417488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9.441304" calcext:value-type="float">
            <text:p>149.441304</text:p>
          </table:table-cell>
          <table:table-cell office:value-type="float" office:value="199.893213" calcext:value-type="float">
            <text:p>199.893213</text:p>
          </table:table-cell>
          <table:table-cell table:formula="of:=CONVERT([.B7];&quot;in&quot;;&quot;m&quot;)" office:value-type="float" office:value="3.7958091216" calcext:value-type="float">
            <text:p>3.7958091216</text:p>
          </table:table-cell>
          <table:table-cell table:formula="of:=CONVERT([.C7];&quot;in&quot;;&quot;m&quot;)" office:value-type="float" office:value="5.0772876102" calcext:value-type="float">
            <text:p>5.0772876102</text:p>
          </table:table-cell>
          <table:table-cell/>
          <table:table-cell table:formula="of:=CONCATENATE(&quot;    self.v_&quot;; [.A7]; &quot; = Vertex2D('&quot;; [.A7]; &quot;', &quot;; [.D7]; &quot;, &quot;; [.E7]; &quot;)&quot;)" office:value-type="string" office:string-value="    self.v_5 = Vertex2D('5', 3.7958091216, 5.0772876102)" calcext:value-type="string">
            <text:p><text:s text:c="4"/>self.v_5 = Vertex2D('5', 3.7958091216, 5.0772876102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0.696164" calcext:value-type="float">
            <text:p>190.696164</text:p>
          </table:table-cell>
          <table:table-cell office:value-type="float" office:value="263.721393" calcext:value-type="float">
            <text:p>263.721393</text:p>
          </table:table-cell>
          <table:table-cell table:formula="of:=CONVERT([.B8];&quot;in&quot;;&quot;m&quot;)" office:value-type="float" office:value="4.8436825656" calcext:value-type="float">
            <text:p>4.8436825656</text:p>
          </table:table-cell>
          <table:table-cell table:formula="of:=CONVERT([.C8];&quot;in&quot;;&quot;m&quot;)" office:value-type="float" office:value="6.6985233822" calcext:value-type="float">
            <text:p>6.6985233822</text:p>
          </table:table-cell>
          <table:table-cell/>
          <table:table-cell table:formula="of:=CONCATENATE(&quot;    self.v_&quot;; [.A8]; &quot; = Vertex2D('&quot;; [.A8]; &quot;', &quot;; [.D8]; &quot;, &quot;; [.E8]; &quot;)&quot;)" office:value-type="string" office:string-value="    self.v_6 = Vertex2D('6', 4.8436825656, 6.6985233822)" calcext:value-type="string">
            <text:p><text:s text:c="4"/>self.v_6 = Vertex2D('6', 4.8436825656, 6.6985233822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.383629" calcext:value-type="float">
            <text:p>150.383629</text:p>
          </table:table-cell>
          <table:table-cell office:value-type="float" office:value="289.777094" calcext:value-type="float">
            <text:p>289.777094</text:p>
          </table:table-cell>
          <table:table-cell table:formula="of:=CONVERT([.B9];&quot;in&quot;;&quot;m&quot;)" office:value-type="float" office:value="3.8197441766" calcext:value-type="float">
            <text:p>3.8197441766</text:p>
          </table:table-cell>
          <table:table-cell table:formula="of:=CONVERT([.C9];&quot;in&quot;;&quot;m&quot;)" office:value-type="float" office:value="7.3603381876" calcext:value-type="float">
            <text:p>7.3603381876</text:p>
          </table:table-cell>
          <table:table-cell/>
          <table:table-cell table:formula="of:=CONCATENATE(&quot;    self.v_&quot;; [.A9]; &quot; = Vertex2D('&quot;; [.A9]; &quot;', &quot;; [.D9]; &quot;, &quot;; [.E9]; &quot;)&quot;)" office:value-type="string" office:string-value="    self.v_7 = Vertex2D('7', 3.8197441766, 7.3603381876)" calcext:value-type="string">
            <text:p><text:s text:c="4"/>self.v_7 = Vertex2D('7', 3.8197441766, 7.3603381876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6.150311" calcext:value-type="float">
            <text:p>236.150311</text:p>
          </table:table-cell>
          <table:table-cell office:value-type="float" office:value="422.472521" calcext:value-type="float">
            <text:p>422.472521</text:p>
          </table:table-cell>
          <table:table-cell table:formula="of:=CONVERT([.B10];&quot;in&quot;;&quot;m&quot;)" office:value-type="float" office:value="5.9982178994" calcext:value-type="float">
            <text:p>5.9982178994</text:p>
          </table:table-cell>
          <table:table-cell table:formula="of:=CONVERT([.C10];&quot;in&quot;;&quot;m&quot;)" office:value-type="float" office:value="10.7308020334" calcext:value-type="float">
            <text:p>10.7308020334</text:p>
          </table:table-cell>
          <table:table-cell/>
          <table:table-cell table:formula="of:=CONCATENATE(&quot;    self.v_&quot;; [.A10]; &quot; = Vertex2D('&quot;; [.A10]; &quot;', &quot;; [.D10]; &quot;, &quot;; [.E10]; &quot;)&quot;)" office:value-type="string" office:string-value="    self.v_8 = Vertex2D('8', 5.9982178994, 10.7308020334)" calcext:value-type="string">
            <text:p><text:s text:c="4"/>self.v_8 = Vertex2D('8', 5.9982178994, 10.7308020334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6.306578" calcext:value-type="float">
            <text:p>256.306578</text:p>
          </table:table-cell>
          <table:table-cell office:value-type="float" office:value="409.44467" calcext:value-type="float">
            <text:p>409.44467</text:p>
          </table:table-cell>
          <table:table-cell table:formula="of:=CONVERT([.B11];&quot;in&quot;;&quot;m&quot;)" office:value-type="float" office:value="6.5101870812" calcext:value-type="float">
            <text:p>6.5101870812</text:p>
          </table:table-cell>
          <table:table-cell table:formula="of:=CONVERT([.C11];&quot;in&quot;;&quot;m&quot;)" office:value-type="float" office:value="10.399894618" calcext:value-type="float">
            <text:p>10.399894618</text:p>
          </table:table-cell>
          <table:table-cell/>
          <table:table-cell table:formula="of:=CONCATENATE(&quot;    self.v_&quot;; [.A11]; &quot; = Vertex2D('&quot;; [.A11]; &quot;', &quot;; [.D11]; &quot;, &quot;; [.E11]; &quot;)&quot;)" office:value-type="string" office:string-value="    self.v_9 = Vertex2D('9', 6.5101870812, 10.399894618)" calcext:value-type="string">
            <text:p><text:s text:c="4"/>self.v_9 = Vertex2D('9', 6.5101870812, 10.399894618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7.959756" calcext:value-type="float">
            <text:p>327.959756</text:p>
          </table:table-cell>
          <table:table-cell office:value-type="float" office:value="520.304141" calcext:value-type="float">
            <text:p>520.304141</text:p>
          </table:table-cell>
          <table:table-cell table:formula="of:=CONVERT([.B12];&quot;in&quot;;&quot;m&quot;)" office:value-type="float" office:value="8.3301778024" calcext:value-type="float">
            <text:p>8.3301778024</text:p>
          </table:table-cell>
          <table:table-cell table:formula="of:=CONVERT([.C12];&quot;in&quot;;&quot;m&quot;)" office:value-type="float" office:value="13.2157251814" calcext:value-type="float">
            <text:p>13.2157251814</text:p>
          </table:table-cell>
          <table:table-cell/>
          <table:table-cell table:formula="of:=CONCATENATE(&quot;    self.v_&quot;; [.A12]; &quot; = Vertex2D('&quot;; [.A12]; &quot;', &quot;; [.D12]; &quot;, &quot;; [.E12]; &quot;)&quot;)" office:value-type="string" office:string-value="    self.v_10 = Vertex2D('10', 8.3301778024, 13.2157251814)" calcext:value-type="string">
            <text:p><text:s text:c="4"/>self.v_10 = Vertex2D('10', 8.3301778024, 13.2157251814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4.365977" calcext:value-type="float">
            <text:p>294.365977</text:p>
          </table:table-cell>
          <table:table-cell office:value-type="float" office:value="542.017225" calcext:value-type="float">
            <text:p>542.017225</text:p>
          </table:table-cell>
          <table:table-cell table:formula="of:=CONVERT([.B13];&quot;in&quot;;&quot;m&quot;)" office:value-type="float" office:value="7.4768958158" calcext:value-type="float">
            <text:p>7.4768958158</text:p>
          </table:table-cell>
          <table:table-cell table:formula="of:=CONVERT([.C13];&quot;in&quot;;&quot;m&quot;)" office:value-type="float" office:value="13.767237515" calcext:value-type="float">
            <text:p>13.767237515</text:p>
          </table:table-cell>
          <table:table-cell/>
          <table:table-cell table:formula="of:=CONCATENATE(&quot;    self.v_&quot;; [.A13]; &quot; = Vertex2D('&quot;; [.A13]; &quot;', &quot;; [.D13]; &quot;, &quot;; [.E13]; &quot;)&quot;)" office:value-type="string" office:string-value="    self.v_11 = Vertex2D('11', 7.4768958158, 13.767237515)" calcext:value-type="string">
            <text:p><text:s text:c="4"/>self.v_11 = Vertex2D('11', 7.4768958158, 13.767237515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3.449528" calcext:value-type="float">
            <text:p>333.449528</text:p>
          </table:table-cell>
          <table:table-cell office:value-type="float" office:value="602.486027" calcext:value-type="float">
            <text:p>602.486027</text:p>
          </table:table-cell>
          <table:table-cell table:formula="of:=CONVERT([.B14];&quot;in&quot;;&quot;m&quot;)" office:value-type="float" office:value="8.4696180112" calcext:value-type="float">
            <text:p>8.4696180112</text:p>
          </table:table-cell>
          <table:table-cell table:formula="of:=CONVERT([.C14];&quot;in&quot;;&quot;m&quot;)" office:value-type="float" office:value="15.3031450858" calcext:value-type="float">
            <text:p>15.3031450858</text:p>
          </table:table-cell>
          <table:table-cell/>
          <table:table-cell table:formula="of:=CONCATENATE(&quot;    self.v_&quot;; [.A14]; &quot; = Vertex2D('&quot;; [.A14]; &quot;', &quot;; [.D14]; &quot;, &quot;; [.E14]; &quot;)&quot;)" office:value-type="string" office:string-value="    self.v_12 = Vertex2D('12', 8.4696180112, 15.3031450858)" calcext:value-type="string">
            <text:p><text:s text:c="4"/>self.v_12 = Vertex2D('12', 8.4696180112, 15.3031450858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8.332327" calcext:value-type="float">
            <text:p>318.332327</text:p>
          </table:table-cell>
          <table:table-cell office:value-type="float" office:value="612.256915" calcext:value-type="float">
            <text:p>612.256915</text:p>
          </table:table-cell>
          <table:table-cell table:formula="of:=CONVERT([.B15];&quot;in&quot;;&quot;m&quot;)" office:value-type="float" office:value="8.0856411058" calcext:value-type="float">
            <text:p>8.0856411058</text:p>
          </table:table-cell>
          <table:table-cell table:formula="of:=CONVERT([.C15];&quot;in&quot;;&quot;m&quot;)" office:value-type="float" office:value="15.551325641" calcext:value-type="float">
            <text:p>15.551325641</text:p>
          </table:table-cell>
          <table:table-cell/>
          <table:table-cell table:formula="of:=CONCATENATE(&quot;    self.v_&quot;; [.A15]; &quot; = Vertex2D('&quot;; [.A15]; &quot;', &quot;; [.D15]; &quot;, &quot;; [.E15]; &quot;)&quot;)" office:value-type="string" office:string-value="    self.v_13 = Vertex2D('13', 8.0856411058, 15.551325641)" calcext:value-type="string">
            <text:p><text:s text:c="4"/>self.v_13 = Vertex2D('13', 8.0856411058, 15.551325641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8.89985" calcext:value-type="float">
            <text:p>388.89985</text:p>
          </table:table-cell>
          <table:table-cell office:value-type="float" office:value="721.436696" calcext:value-type="float">
            <text:p>721.436696</text:p>
          </table:table-cell>
          <table:table-cell table:formula="of:=CONVERT([.B16];&quot;in&quot;;&quot;m&quot;)" office:value-type="float" office:value="9.87805619" calcext:value-type="float">
            <text:p>9.87805619</text:p>
          </table:table-cell>
          <table:table-cell table:formula="of:=CONVERT([.C16];&quot;in&quot;;&quot;m&quot;)" office:value-type="float" office:value="18.3244920784" calcext:value-type="float">
            <text:p>18.3244920784</text:p>
          </table:table-cell>
          <table:table-cell/>
          <table:table-cell table:formula="of:=CONCATENATE(&quot;    self.v_&quot;; [.A16]; &quot; = Vertex2D('&quot;; [.A16]; &quot;', &quot;; [.D16]; &quot;, &quot;; [.E16]; &quot;)&quot;)" office:value-type="string" office:string-value="    self.v_14 = Vertex2D('14', 9.87805619, 18.3244920784)" calcext:value-type="string">
            <text:p><text:s text:c="4"/>self.v_14 = Vertex2D('14', 9.87805619, 18.3244920784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4.017051" calcext:value-type="float">
            <text:p>404.017051</text:p>
          </table:table-cell>
          <table:table-cell office:value-type="float" office:value="711.665808" calcext:value-type="float">
            <text:p>711.665808</text:p>
          </table:table-cell>
          <table:table-cell table:formula="of:=CONVERT([.B17];&quot;in&quot;;&quot;m&quot;)" office:value-type="float" office:value="10.2620330954" calcext:value-type="float">
            <text:p>10.2620330954</text:p>
          </table:table-cell>
          <table:table-cell table:formula="of:=CONVERT([.C17];&quot;in&quot;;&quot;m&quot;)" office:value-type="float" office:value="18.0763115232" calcext:value-type="float">
            <text:p>18.0763115232</text:p>
          </table:table-cell>
          <table:table-cell/>
          <table:table-cell table:formula="of:=CONCATENATE(&quot;    self.v_&quot;; [.A17]; &quot; = Vertex2D('&quot;; [.A17]; &quot;', &quot;; [.D17]; &quot;, &quot;; [.E17]; &quot;)&quot;)" office:value-type="string" office:string-value="    self.v_15 = Vertex2D('15', 10.2620330954, 18.0763115232)" calcext:value-type="string">
            <text:p><text:s text:c="4"/>self.v_15 = Vertex2D('15', 10.2620330954, 18.0763115232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3.100602" calcext:value-type="float">
            <text:p>443.100602</text:p>
          </table:table-cell>
          <table:table-cell office:value-type="float" office:value="772.13461" calcext:value-type="float">
            <text:p>772.13461</text:p>
          </table:table-cell>
          <table:table-cell table:formula="of:=CONVERT([.B18];&quot;in&quot;;&quot;m&quot;)" office:value-type="float" office:value="11.2547552908" calcext:value-type="float">
            <text:p>11.2547552908</text:p>
          </table:table-cell>
          <table:table-cell table:formula="of:=CONVERT([.C18];&quot;in&quot;;&quot;m&quot;)" office:value-type="float" office:value="19.612219094" calcext:value-type="float">
            <text:p>19.612219094</text:p>
          </table:table-cell>
          <table:table-cell/>
          <table:table-cell table:formula="of:=CONCATENATE(&quot;    self.v_&quot;; [.A18]; &quot; = Vertex2D('&quot;; [.A18]; &quot;', &quot;; [.D18]; &quot;, &quot;; [.E18]; &quot;)&quot;)" office:value-type="string" office:string-value="    self.v_16 = Vertex2D('16', 11.2547552908, 19.612219094)" calcext:value-type="string">
            <text:p><text:s text:c="4"/>self.v_16 = Vertex2D('16', 11.2547552908, 19.612219094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5.952296" calcext:value-type="float">
            <text:p>595.952296</text:p>
          </table:table-cell>
          <table:table-cell office:value-type="float" office:value="673.340078" calcext:value-type="float">
            <text:p>673.340078</text:p>
          </table:table-cell>
          <table:table-cell table:formula="of:=CONVERT([.B19];&quot;in&quot;;&quot;m&quot;)" office:value-type="float" office:value="15.1371883184" calcext:value-type="float">
            <text:p>15.1371883184</text:p>
          </table:table-cell>
          <table:table-cell table:formula="of:=CONVERT([.C19];&quot;in&quot;;&quot;m&quot;)" office:value-type="float" office:value="17.1028379812" calcext:value-type="float">
            <text:p>17.1028379812</text:p>
          </table:table-cell>
          <table:table-cell/>
          <table:table-cell table:formula="of:=CONCATENATE(&quot;    self.v_&quot;; [.A19]; &quot; = Vertex2D('&quot;; [.A19]; &quot;', &quot;; [.D19]; &quot;, &quot;; [.E19]; &quot;)&quot;)" office:value-type="string" office:string-value="    self.v_17 = Vertex2D('17', 15.1371883184, 17.1028379812)" calcext:value-type="string">
            <text:p><text:s text:c="4"/>self.v_17 = Vertex2D('17', 15.1371883184, 17.1028379812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2.804632" calcext:value-type="float">
            <text:p>682.804632</text:p>
          </table:table-cell>
          <table:table-cell office:value-type="float" office:value="807.715194" calcext:value-type="float">
            <text:p>807.715194</text:p>
          </table:table-cell>
          <table:table-cell table:formula="of:=CONVERT([.B20];&quot;in&quot;;&quot;m&quot;)" office:value-type="float" office:value="17.3432376528" calcext:value-type="float">
            <text:p>17.3432376528</text:p>
          </table:table-cell>
          <table:table-cell table:formula="of:=CONVERT([.C20];&quot;in&quot;;&quot;m&quot;)" office:value-type="float" office:value="20.5159659276" calcext:value-type="float">
            <text:p>20.5159659276</text:p>
          </table:table-cell>
          <table:table-cell/>
          <table:table-cell table:formula="of:=CONCATENATE(&quot;    self.v_&quot;; [.A20]; &quot; = Vertex2D('&quot;; [.A20]; &quot;', &quot;; [.D20]; &quot;, &quot;; [.E20]; &quot;)&quot;)" office:value-type="string" office:string-value="    self.v_18 = Vertex2D('18', 17.3432376528, 20.5159659276)" calcext:value-type="string">
            <text:p><text:s text:c="4"/>self.v_18 = Vertex2D('18', 17.3432376528, 20.5159659276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02.00404" calcext:value-type="float">
            <text:p>902.00404</text:p>
          </table:table-cell>
          <table:table-cell office:value-type="float" office:value="666.03732" calcext:value-type="float">
            <text:p>666.03732</text:p>
          </table:table-cell>
          <table:table-cell table:formula="of:=CONVERT([.B21];&quot;in&quot;;&quot;m&quot;)" office:value-type="float" office:value="22.910902616" calcext:value-type="float">
            <text:p>22.910902616</text:p>
          </table:table-cell>
          <table:table-cell table:formula="of:=CONVERT([.C21];&quot;in&quot;;&quot;m&quot;)" office:value-type="float" office:value="16.917347928" calcext:value-type="float">
            <text:p>16.917347928</text:p>
          </table:table-cell>
          <table:table-cell/>
          <table:table-cell table:formula="of:=CONCATENATE(&quot;    self.v_&quot;; [.A21]; &quot; = Vertex2D('&quot;; [.A21]; &quot;', &quot;; [.D21]; &quot;, &quot;; [.E21]; &quot;)&quot;)" office:value-type="string" office:string-value="    self.v_19 = Vertex2D('19', 22.910902616, 16.917347928)" calcext:value-type="string">
            <text:p><text:s text:c="4"/>self.v_19 = Vertex2D('19', 22.910902616, 16.917347928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8.563691" calcext:value-type="float">
            <text:p>598.563691</text:p>
          </table:table-cell>
          <table:table-cell office:value-type="float" office:value="196.56426" calcext:value-type="float">
            <text:p>196.56426</text:p>
          </table:table-cell>
          <table:table-cell table:formula="of:=CONVERT([.B22];&quot;in&quot;;&quot;m&quot;)" office:value-type="float" office:value="15.2035177514" calcext:value-type="float">
            <text:p>15.2035177514</text:p>
          </table:table-cell>
          <table:table-cell table:formula="of:=CONVERT([.C22];&quot;in&quot;;&quot;m&quot;)" office:value-type="float" office:value="4.992732204" calcext:value-type="float">
            <text:p>4.992732204</text:p>
          </table:table-cell>
          <table:table-cell/>
          <table:table-cell table:formula="of:=CONCATENATE(&quot;    self.v_&quot;; [.A22]; &quot; = Vertex2D('&quot;; [.A22]; &quot;', &quot;; [.D22]; &quot;, &quot;; [.E22]; &quot;)&quot;)" office:value-type="string" office:string-value="    self.v_20 = Vertex2D('20', 15.2035177514, 4.992732204)" calcext:value-type="string">
            <text:p><text:s text:c="4"/>self.v_20 = Vertex2D('20', 15.2035177514, 4.992732204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9.559802" calcext:value-type="float">
            <text:p>619.559802</text:p>
          </table:table-cell>
          <table:table-cell office:value-type="float" office:value="182.993582" calcext:value-type="float">
            <text:p>182.993582</text:p>
          </table:table-cell>
          <table:table-cell table:formula="of:=CONVERT([.B23];&quot;in&quot;;&quot;m&quot;)" office:value-type="float" office:value="15.7368189708" calcext:value-type="float">
            <text:p>15.7368189708</text:p>
          </table:table-cell>
          <table:table-cell table:formula="of:=CONVERT([.C23];&quot;in&quot;;&quot;m&quot;)" office:value-type="float" office:value="4.6480369828" calcext:value-type="float">
            <text:p>4.6480369828</text:p>
          </table:table-cell>
          <table:table-cell/>
          <table:table-cell table:formula="of:=CONCATENATE(&quot;    self.v_&quot;; [.A23]; &quot; = Vertex2D('&quot;; [.A23]; &quot;', &quot;; [.D23]; &quot;, &quot;; [.E23]; &quot;)&quot;)" office:value-type="string" office:string-value="    self.v_21 = Vertex2D('21', 15.7368189708, 4.6480369828)" calcext:value-type="string">
            <text:p><text:s text:c="4"/>self.v_21 = Vertex2D('21', 15.7368189708, 4.6480369828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6.736368" calcext:value-type="float">
            <text:p>526.736368</text:p>
          </table:table-cell>
          <table:table-cell office:value-type="float" office:value="39.380178" calcext:value-type="float">
            <text:p>39.380178</text:p>
          </table:table-cell>
          <table:table-cell table:formula="of:=CONVERT([.B24];&quot;in&quot;;&quot;m&quot;)" office:value-type="float" office:value="13.3791037472" calcext:value-type="float">
            <text:p>13.3791037472</text:p>
          </table:table-cell>
          <table:table-cell table:formula="of:=CONVERT([.C24];&quot;in&quot;;&quot;m&quot;)" office:value-type="float" office:value="1.0002565212" calcext:value-type="float">
            <text:p>1.0002565212</text:p>
          </table:table-cell>
          <table:table-cell/>
          <table:table-cell table:formula="of:=CONCATENATE(&quot;    self.v_&quot;; [.A24]; &quot; = Vertex2D('&quot;; [.A24]; &quot;', &quot;; [.D24]; &quot;, &quot;; [.E24]; &quot;)&quot;)" office:value-type="string" office:string-value="    self.v_22 = Vertex2D('22', 13.3791037472, 1.0002565212)" calcext:value-type="string">
            <text:p><text:s text:c="4"/>self.v_22 = Vertex2D('22', 13.3791037472, 1.0002565212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5.740256" calcext:value-type="float">
            <text:p>505.740256</text:p>
          </table:table-cell>
          <table:table-cell office:value-type="float" office:value="52.950855" calcext:value-type="float">
            <text:p>52.950855</text:p>
          </table:table-cell>
          <table:table-cell table:formula="of:=CONVERT([.B25];&quot;in&quot;;&quot;m&quot;)" office:value-type="float" office:value="12.8458025024" calcext:value-type="float">
            <text:p>12.8458025024</text:p>
          </table:table-cell>
          <table:table-cell table:formula="of:=CONVERT([.C25];&quot;in&quot;;&quot;m&quot;)" office:value-type="float" office:value="1.344951717" calcext:value-type="float">
            <text:p>1.344951717</text:p>
          </table:table-cell>
          <table:table-cell/>
          <table:table-cell table:formula="of:=CONCATENATE(&quot;    self.v_&quot;; [.A25]; &quot; = Vertex2D('&quot;; [.A25]; &quot;', &quot;; [.D25]; &quot;, &quot;; [.E25]; &quot;)&quot;)" office:value-type="string" office:string-value="    self.v_23 = Vertex2D('23', 12.8458025024, 1.344951717)" calcext:value-type="string">
            <text:p><text:s text:c="4"/>self.v_23 = Vertex2D('23', 12.8458025024, 1.344951717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2.941518" calcext:value-type="float">
            <text:p>482.941518</text:p>
          </table:table-cell>
          <table:table-cell office:value-type="float" office:value="17.677387" calcext:value-type="float">
            <text:p>17.677387</text:p>
          </table:table-cell>
          <table:table-cell table:formula="of:=CONVERT([.B26];&quot;in&quot;;&quot;m&quot;)" office:value-type="float" office:value="12.2667145572" calcext:value-type="float">
            <text:p>12.2667145572</text:p>
          </table:table-cell>
          <table:table-cell table:formula="of:=CONVERT([.C26];&quot;in&quot;;&quot;m&quot;)" office:value-type="float" office:value="0.4490056298" calcext:value-type="float">
            <text:p>0.4490056298</text:p>
          </table:table-cell>
          <table:table-cell/>
          <table:table-cell table:formula="of:=CONCATENATE(&quot;    self.v_&quot;; [.A26]; &quot; = Vertex2D('&quot;; [.A26]; &quot;', &quot;; [.D26]; &quot;, &quot;; [.E26]; &quot;)&quot;)" office:value-type="string" office:string-value="    self.v_24 = Vertex2D('24', 12.2667145572, 0.4490056298)" calcext:value-type="string">
            <text:p><text:s text:c="4"/>self.v_24 = Vertex2D('24', 12.2667145572, 0.4490056298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3.93763" calcext:value-type="float">
            <text:p>503.93763</text:p>
          </table:table-cell>
          <table:table-cell office:value-type="float" office:value="4.10671" calcext:value-type="float">
            <text:p>4.10671</text:p>
          </table:table-cell>
          <table:table-cell table:formula="of:=CONVERT([.B27];&quot;in&quot;;&quot;m&quot;)" office:value-type="float" office:value="12.800015802" calcext:value-type="float">
            <text:p>12.800015802</text:p>
          </table:table-cell>
          <table:table-cell table:formula="of:=CONVERT([.C27];&quot;in&quot;;&quot;m&quot;)" office:value-type="float" office:value="0.104310434" calcext:value-type="float">
            <text:p>0.104310434</text:p>
          </table:table-cell>
          <table:table-cell/>
          <table:table-cell table:formula="of:=CONCATENATE(&quot;    self.v_&quot;; [.A27]; &quot; = Vertex2D('&quot;; [.A27]; &quot;', &quot;; [.D27]; &quot;, &quot;; [.E27]; &quot;)&quot;)" office:value-type="string" office:string-value="    self.v_25 = Vertex2D('25', 12.800015802, 0.104310434)" calcext:value-type="string">
            <text:p><text:s text:c="4"/>self.v_25 = Vertex2D('25', 12.800015802, 0.104310434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6.48256" calcext:value-type="float">
            <text:p>466.48256</text:p>
          </table:table-cell>
          <table:table-cell office:value-type="float" office:value="-53.842559" calcext:value-type="float">
            <text:p>-53.842559</text:p>
          </table:table-cell>
          <table:table-cell table:formula="of:=CONVERT([.B28];&quot;in&quot;;&quot;m&quot;)" office:value-type="float" office:value="11.848657024" calcext:value-type="float">
            <text:p>11.848657024</text:p>
          </table:table-cell>
          <table:table-cell table:formula="of:=CONVERT([.C28];&quot;in&quot;;&quot;m&quot;)" office:value-type="float" office:value="-1.3676009986" calcext:value-type="float">
            <text:p>-1.3676009986</text:p>
          </table:table-cell>
          <table:table-cell/>
          <table:table-cell table:formula="of:=CONCATENATE(&quot;    self.v_&quot;; [.A28]; &quot; = Vertex2D('&quot;; [.A28]; &quot;', &quot;; [.D28]; &quot;, &quot;; [.E28]; &quot;)&quot;)" office:value-type="string" office:string-value="    self.v_26 = Vertex2D('26', 11.848657024, -1.3676009986)" calcext:value-type="string">
            <text:p><text:s text:c="4"/>self.v_26 = Vertex2D('26', 11.848657024, -1.3676009986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5.486448" calcext:value-type="float">
            <text:p>445.486448</text:p>
          </table:table-cell>
          <table:table-cell office:value-type="float" office:value="-40.271881" calcext:value-type="float">
            <text:p>-40.271881</text:p>
          </table:table-cell>
          <table:table-cell table:formula="of:=CONVERT([.B29];&quot;in&quot;;&quot;m&quot;)" office:value-type="float" office:value="11.3153557792" calcext:value-type="float">
            <text:p>11.3153557792</text:p>
          </table:table-cell>
          <table:table-cell table:formula="of:=CONVERT([.C29];&quot;in&quot;;&quot;m&quot;)" office:value-type="float" office:value="-1.0229057774" calcext:value-type="float">
            <text:p>-1.0229057774</text:p>
          </table:table-cell>
          <table:table-cell/>
          <table:table-cell table:formula="of:=CONCATENATE(&quot;    self.v_&quot;; [.A29]; &quot; = Vertex2D('&quot;; [.A29]; &quot;', &quot;; [.D29]; &quot;, &quot;; [.E29]; &quot;)&quot;)" office:value-type="string" office:string-value="    self.v_27 = Vertex2D('27', 11.3153557792, -1.0229057774)" calcext:value-type="string">
            <text:p><text:s text:c="4"/>self.v_27 = Vertex2D('27', 11.3153557792, -1.0229057774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2.578411" calcext:value-type="float">
            <text:p>332.578411</text:p>
          </table:table-cell>
          <table:table-cell office:value-type="float" office:value="-214.959532" calcext:value-type="float">
            <text:p>-214.959532</text:p>
          </table:table-cell>
          <table:table-cell table:formula="of:=CONVERT([.B30];&quot;in&quot;;&quot;m&quot;)" office:value-type="float" office:value="8.4474916394" calcext:value-type="float">
            <text:p>8.4474916394</text:p>
          </table:table-cell>
          <table:table-cell table:formula="of:=CONVERT([.C30];&quot;in&quot;;&quot;m&quot;)" office:value-type="float" office:value="-5.4599721128" calcext:value-type="float">
            <text:p>-5.4599721128</text:p>
          </table:table-cell>
          <table:table-cell/>
          <table:table-cell table:formula="of:=CONCATENATE(&quot;    self.v_&quot;; [.A30]; &quot; = Vertex2D('&quot;; [.A30]; &quot;', &quot;; [.D30]; &quot;, &quot;; [.E30]; &quot;)&quot;)" office:value-type="string" office:string-value="    self.v_28 = Vertex2D('28', 8.4474916394, -5.4599721128)" calcext:value-type="string">
            <text:p><text:s text:c="4"/>self.v_28 = Vertex2D('28', 8.4474916394, -5.4599721128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.562674" calcext:value-type="float">
            <text:p>201.562674</text:p>
          </table:table-cell>
          <table:table-cell office:value-type="float" office:value="-130.278504" calcext:value-type="float">
            <text:p>-130.278504</text:p>
          </table:table-cell>
          <table:table-cell table:formula="of:=CONVERT([.B31];&quot;in&quot;;&quot;m&quot;)" office:value-type="float" office:value="5.1196919196" calcext:value-type="float">
            <text:p>5.1196919196</text:p>
          </table:table-cell>
          <table:table-cell table:formula="of:=CONVERT([.C31];&quot;in&quot;;&quot;m&quot;)" office:value-type="float" office:value="-3.3090740016" calcext:value-type="float">
            <text:p>-3.3090740016</text:p>
          </table:table-cell>
          <table:table-cell/>
          <table:table-cell table:formula="of:=CONCATENATE(&quot;    self.v_&quot;; [.A31]; &quot; = Vertex2D('&quot;; [.A31]; &quot;', &quot;; [.D31]; &quot;, &quot;; [.E31]; &quot;)&quot;)" office:value-type="string" office:string-value="    self.v_29 = Vertex2D('29', 5.1196919196, -3.3090740016)" calcext:value-type="string">
            <text:p><text:s text:c="4"/>self.v_29 = Vertex2D('29', 5.1196919196, -3.3090740016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6.363515" calcext:value-type="float">
            <text:p>186.363515</text:p>
          </table:table-cell>
          <table:table-cell office:value-type="float" office:value="-153.794149" calcext:value-type="float">
            <text:p>-153.794149</text:p>
          </table:table-cell>
          <table:table-cell table:formula="of:=CONVERT([.B32];&quot;in&quot;;&quot;m&quot;)" office:value-type="float" office:value="4.733633281" calcext:value-type="float">
            <text:p>4.733633281</text:p>
          </table:table-cell>
          <table:table-cell table:formula="of:=CONVERT([.C32];&quot;in&quot;;&quot;m&quot;)" office:value-type="float" office:value="-3.9063713846" calcext:value-type="float">
            <text:p>-3.9063713846</text:p>
          </table:table-cell>
          <table:table-cell/>
          <table:table-cell table:formula="of:=CONCATENATE(&quot;    self.v_&quot;; [.A32]; &quot; = Vertex2D('&quot;; [.A32]; &quot;', &quot;; [.D32]; &quot;, &quot;; [.E32]; &quot;)&quot;)" office:value-type="string" office:string-value="    self.v_30 = Vertex2D('30', 4.733633281, -3.9063713846)" calcext:value-type="string">
            <text:p><text:s text:c="4"/>self.v_30 = Vertex2D('30', 4.733633281, -3.9063713846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.980623" calcext:value-type="float">
            <text:p>93.980623</text:p>
          </table:table-cell>
          <table:table-cell office:value-type="float" office:value="-94.083168" calcext:value-type="float">
            <text:p>-94.083168</text:p>
          </table:table-cell>
          <table:table-cell table:formula="of:=CONVERT([.B33];&quot;in&quot;;&quot;m&quot;)" office:value-type="float" office:value="2.3871078242" calcext:value-type="float">
            <text:p>2.3871078242</text:p>
          </table:table-cell>
          <table:table-cell table:formula="of:=CONVERT([.C33];&quot;in&quot;;&quot;m&quot;)" office:value-type="float" office:value="-2.3897124672" calcext:value-type="float">
            <text:p>-2.3897124672</text:p>
          </table:table-cell>
          <table:table-cell/>
          <table:table-cell table:formula="of:=CONCATENATE(&quot;    self.v_&quot;; [.A33]; &quot; = Vertex2D('&quot;; [.A33]; &quot;', &quot;; [.D33]; &quot;, &quot;; [.E33]; &quot;)&quot;)" office:value-type="string" office:string-value="    self.v_31 = Vertex2D('31', 2.3871078242, -2.3897124672)" calcext:value-type="string">
            <text:p><text:s text:c="4"/>self.v_31 = Vertex2D('31', 2.3871078242, -2.3897124672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.179781" calcext:value-type="float">
            <text:p>109.179781</text:p>
          </table:table-cell>
          <table:table-cell office:value-type="float" office:value="-70.567523" calcext:value-type="float">
            <text:p>-70.567523</text:p>
          </table:table-cell>
          <table:table-cell table:formula="of:=CONVERT([.B34];&quot;in&quot;;&quot;m&quot;)" office:value-type="float" office:value="2.7731664374" calcext:value-type="float">
            <text:p>2.7731664374</text:p>
          </table:table-cell>
          <table:table-cell table:formula="of:=CONVERT([.C34];&quot;in&quot;;&quot;m&quot;)" office:value-type="float" office:value="-1.7924150842" calcext:value-type="float">
            <text:p>-1.7924150842</text:p>
          </table:table-cell>
          <table:table-cell/>
          <table:table-cell table:formula="of:=CONCATENATE(&quot;    self.v_&quot;; [.A34]; &quot; = Vertex2D('&quot;; [.A34]; &quot;', &quot;; [.D34]; &quot;, &quot;; [.E34]; &quot;)&quot;)" office:value-type="string" office:string-value="    self.v_32 = Vertex2D('32', 2.7731664374, -1.7924150842)" calcext:value-type="string">
            <text:p><text:s text:c="4"/>self.v_32 = Vertex2D('32', 2.7731664374, -1.7924150842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uplicate of 1 in original numbe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age/IndoorZone Surface Vertices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3.807092" calcext:value-type="float">
            <text:p>443.807092</text:p>
          </table:table-cell>
          <table:table-cell office:value-type="float" office:value="448.999184" calcext:value-type="float">
            <text:p>448.999184</text:p>
          </table:table-cell>
          <table:table-cell table:formula="of:=CONVERT([.B37];&quot;in&quot;;&quot;m&quot;)" office:value-type="float" office:value="11.2727001368" calcext:value-type="float">
            <text:p>11.2727001368</text:p>
          </table:table-cell>
          <table:table-cell table:formula="of:=CONVERT([.C37];&quot;in&quot;;&quot;m&quot;)" office:value-type="float" office:value="11.4045792736" calcext:value-type="float">
            <text:p>11.4045792736</text:p>
          </table:table-cell>
          <table:table-cell office:value-type="string" calcext:value-type="string">
            <text:p>Point near water heater</text:p>
          </table:table-cell>
          <table:table-cell table:formula="of:=CONCATENATE(&quot;    self.v_&quot;; [.A37]; &quot; = Vertex2D('&quot;; [.A37]; &quot;', &quot;; [.D37]; &quot;, &quot;; [.E37]; &quot;)&quot;)" office:value-type="string" office:string-value="    self.v_34 = Vertex2D('34', 11.2727001368, 11.4045792736)" calcext:value-type="string">
            <text:p><text:s text:c="4"/>self.v_34 = Vertex2D('34', 11.2727001368, 11.4045792736)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3.11132" calcext:value-type="float">
            <text:p>523.11132</text:p>
          </table:table-cell>
          <table:table-cell office:value-type="float" office:value="568.011557" calcext:value-type="float">
            <text:p>568.011557</text:p>
          </table:table-cell>
          <table:table-cell table:formula="of:=CONVERT([.B38];&quot;in&quot;;&quot;m&quot;)" office:value-type="float" office:value="13.287027528" calcext:value-type="float">
            <text:p>13.287027528</text:p>
          </table:table-cell>
          <table:table-cell table:formula="of:=CONVERT([.C38];&quot;in&quot;;&quot;m&quot;)" office:value-type="float" office:value="14.4274935478" calcext:value-type="float">
            <text:p>14.4274935478</text:p>
          </table:table-cell>
          <table:table-cell office:value-type="string" calcext:value-type="string">
            <text:p>Point jutting out closest to small person door in garage</text:p>
          </table:table-cell>
          <table:table-cell table:formula="of:=CONCATENATE(&quot;    self.v_&quot;; [.A38]; &quot; = Vertex2D('&quot;; [.A38]; &quot;', &quot;; [.D38]; &quot;, &quot;; [.E38]; &quot;)&quot;)" office:value-type="string" office:string-value="    self.v_35 = Vertex2D('35', 13.287027528, 14.4274935478)" calcext:value-type="string">
            <text:p><text:s text:c="4"/>self.v_35 = Vertex2D('35', 13.287027528, 14.4274935478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45.670035" calcext:value-type="float">
            <text:p>745.670035</text:p>
          </table:table-cell>
          <table:table-cell office:value-type="float" office:value="424.162421" calcext:value-type="float">
            <text:p>424.162421</text:p>
          </table:table-cell>
          <table:table-cell table:formula="of:=CONVERT([.B39];&quot;in&quot;;&quot;m&quot;)" office:value-type="float" office:value="18.940018889" calcext:value-type="float">
            <text:p>18.940018889</text:p>
          </table:table-cell>
          <table:table-cell table:formula="of:=CONVERT([.C39];&quot;in&quot;;&quot;m&quot;)" office:value-type="float" office:value="10.7737254934" calcext:value-type="float">
            <text:p>10.7737254934</text:p>
          </table:table-cell>
          <table:table-cell office:value-type="string" calcext:value-type="string">
            <text:p>Point along east wall where garage ends and indoor begins</text:p>
          </table:table-cell>
          <table:table-cell table:formula="of:=CONCATENATE(&quot;    self.v_&quot;; [.A39]; &quot; = Vertex2D('&quot;; [.A39]; &quot;', &quot;; [.D39]; &quot;, &quot;; [.E39]; &quot;)&quot;)" office:value-type="string" office:string-value="    self.v_36 = Vertex2D('36', 18.940018889, 10.7737254934)" calcext:value-type="string">
            <text:p><text:s text:c="4"/>self.v_36 = Vertex2D('36', 18.940018889, 10.7737254934)</text:p>
          </table:table-cell>
        </table:table-row>
        <table:table-row table:style-name="ro1">
          <table:table-cell office:value-type="string" calcext:value-type="string">
            <text:p>Eave vertices, starting at eave corner SW of SW corner of guest bath, numbering clockwise looking down at floor plan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0.740074" calcext:value-type="float">
            <text:p>-20.740074</text:p>
          </table:table-cell>
          <table:table-cell office:value-type="float" office:value="-4.455261" calcext:value-type="float">
            <text:p>-4.455261</text:p>
          </table:table-cell>
          <table:table-cell table:formula="of:=CONVERT([.B41];&quot;in&quot;;&quot;m&quot;)" office:value-type="float" office:value="-0.5267978796" calcext:value-type="float">
            <text:p>-0.5267978796</text:p>
          </table:table-cell>
          <table:table-cell table:formula="of:=CONVERT([.C41];&quot;in&quot;;&quot;m&quot;)" office:value-type="float" office:value="-0.1131636294" calcext:value-type="float">
            <text:p>-0.1131636294</text:p>
          </table:table-cell>
          <table:table-cell/>
          <table:table-cell table:formula="of:=CONCATENATE(&quot;    self.v_&quot;; [.A41]; &quot; = Vertex2D('&quot;; [.A41]; &quot;', &quot;; [.D41]; &quot;, &quot;; [.E41]; &quot;)&quot;)" office:value-type="string" office:string-value="    self.v_37 = Vertex2D('37', -0.5267978796, -0.1131636294)" calcext:value-type="string">
            <text:p><text:s text:c="4"/>self.v_37 = Vertex2D('37', -0.5267978796, -0.1131636294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.828501" calcext:value-type="float">
            <text:p>30.828501</text:p>
          </table:table-cell>
          <table:table-cell office:value-type="float" office:value="75.329964" calcext:value-type="float">
            <text:p>75.329964</text:p>
          </table:table-cell>
          <table:table-cell table:formula="of:=CONVERT([.B42];&quot;in&quot;;&quot;m&quot;)" office:value-type="float" office:value="0.7830439254" calcext:value-type="float">
            <text:p>0.7830439254</text:p>
          </table:table-cell>
          <table:table-cell table:formula="of:=CONVERT([.C42];&quot;in&quot;;&quot;m&quot;)" office:value-type="float" office:value="1.9133810856" calcext:value-type="float">
            <text:p>1.9133810856</text:p>
          </table:table-cell>
          <table:table-cell/>
          <table:table-cell table:formula="of:=CONCATENATE(&quot;    self.v_&quot;; [.A42]; &quot; = Vertex2D('&quot;; [.A42]; &quot;', &quot;; [.D42]; &quot;, &quot;; [.E42]; &quot;)&quot;)" office:value-type="string" office:string-value="    self.v_38 = Vertex2D('38', 0.7830439254, 1.9133810856)" calcext:value-type="string">
            <text:p><text:s text:c="4"/>self.v_38 = Vertex2D('38', 0.7830439254, 1.9133810856)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68.273147" calcext:value-type="float">
            <text:p>-68.273147</text:p>
          </table:table-cell>
          <table:table-cell office:value-type="float" office:value="139.383562" calcext:value-type="float">
            <text:p>139.383562</text:p>
          </table:table-cell>
          <table:table-cell table:formula="of:=CONVERT([.B43];&quot;in&quot;;&quot;m&quot;)" office:value-type="float" office:value="-1.7341379338" calcext:value-type="float">
            <text:p>-1.7341379338</text:p>
          </table:table-cell>
          <table:table-cell table:formula="of:=CONVERT([.C43];&quot;in&quot;;&quot;m&quot;)" office:value-type="float" office:value="3.5403424748" calcext:value-type="float">
            <text:p>3.5403424748</text:p>
          </table:table-cell>
          <table:table-cell/>
          <table:table-cell table:formula="of:=CONCATENATE(&quot;    self.v_&quot;; [.A43]; &quot; = Vertex2D('&quot;; [.A43]; &quot;', &quot;; [.D43]; &quot;, &quot;; [.E43]; &quot;)&quot;)" office:value-type="string" office:string-value="    self.v_39 = Vertex2D('39', -1.7341379338, 3.5403424748)" calcext:value-type="string">
            <text:p><text:s text:c="4"/>self.v_39 = Vertex2D('39', -1.7341379338, 3.5403424748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1.826513" calcext:value-type="float">
            <text:p>161.826513</text:p>
          </table:table-cell>
          <table:table-cell office:value-type="float" office:value="488.371593" calcext:value-type="float">
            <text:p>488.371593</text:p>
          </table:table-cell>
          <table:table-cell table:formula="of:=CONVERT([.B44];&quot;in&quot;;&quot;m&quot;)" office:value-type="float" office:value="4.1103934302" calcext:value-type="float">
            <text:p>4.1103934302</text:p>
          </table:table-cell>
          <table:table-cell table:formula="of:=CONVERT([.C44];&quot;in&quot;;&quot;m&quot;)" office:value-type="float" office:value="12.4046384622" calcext:value-type="float">
            <text:p>12.4046384622</text:p>
          </table:table-cell>
          <table:table-cell/>
          <table:table-cell table:formula="of:=CONCATENATE(&quot;    self.v_&quot;; [.A44]; &quot; = Vertex2D('&quot;; [.A44]; &quot;', &quot;; [.D44]; &quot;, &quot;; [.E44]; &quot;)&quot;)" office:value-type="string" office:string-value="    self.v_40 = Vertex2D('40', 4.1103934302, 12.4046384622)" calcext:value-type="string">
            <text:p><text:s text:c="4"/>self.v_40 = Vertex2D('40', 4.1103934302, 12.4046384622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1.851318" calcext:value-type="float">
            <text:p>251.851318</text:p>
          </table:table-cell>
          <table:table-cell office:value-type="float" office:value="430.184744" calcext:value-type="float">
            <text:p>430.184744</text:p>
          </table:table-cell>
          <table:table-cell table:formula="of:=CONVERT([.B45];&quot;in&quot;;&quot;m&quot;)" office:value-type="float" office:value="6.3970234772" calcext:value-type="float">
            <text:p>6.3970234772</text:p>
          </table:table-cell>
          <table:table-cell table:formula="of:=CONVERT([.C45];&quot;in&quot;;&quot;m&quot;)" office:value-type="float" office:value="10.9266924976" calcext:value-type="float">
            <text:p>10.9266924976</text:p>
          </table:table-cell>
          <table:table-cell/>
          <table:table-cell table:formula="of:=CONCATENATE(&quot;    self.v_&quot;; [.A45]; &quot; = Vertex2D('&quot;; [.A45]; &quot;', &quot;; [.D45]; &quot;, &quot;; [.E45]; &quot;)&quot;)" office:value-type="string" office:string-value="    self.v_41 = Vertex2D('41', 6.3970234772, 10.9266924976)" calcext:value-type="string">
            <text:p><text:s text:c="4"/>self.v_41 = Vertex2D('41', 6.3970234772, 10.9266924976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7.219682" calcext:value-type="float">
            <text:p>307.219682</text:p>
          </table:table-cell>
          <table:table-cell office:value-type="float" office:value="515.84888" calcext:value-type="float">
            <text:p>515.84888</text:p>
          </table:table-cell>
          <table:table-cell table:formula="of:=CONVERT([.B46];&quot;in&quot;;&quot;m&quot;)" office:value-type="float" office:value="7.8033799228" calcext:value-type="float">
            <text:p>7.8033799228</text:p>
          </table:table-cell>
          <table:table-cell table:formula="of:=CONVERT([.C46];&quot;in&quot;;&quot;m&quot;)" office:value-type="float" office:value="13.102561552" calcext:value-type="float">
            <text:p>13.102561552</text:p>
          </table:table-cell>
          <table:table-cell/>
          <table:table-cell table:formula="of:=CONCATENATE(&quot;    self.v_&quot;; [.A46]; &quot; = Vertex2D('&quot;; [.A46]; &quot;', &quot;; [.D46]; &quot;, &quot;; [.E46]; &quot;)&quot;)" office:value-type="string" office:string-value="    self.v_42 = Vertex2D('42', 7.8033799228, 13.102561552)" calcext:value-type="string">
            <text:p><text:s text:c="4"/>self.v_42 = Vertex2D('42', 7.8033799228, 13.102561552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3.625903" calcext:value-type="float">
            <text:p>273.625903</text:p>
          </table:table-cell>
          <table:table-cell office:value-type="float" office:value="537.561964" calcext:value-type="float">
            <text:p>537.561964</text:p>
          </table:table-cell>
          <table:table-cell table:formula="of:=CONVERT([.B47];&quot;in&quot;;&quot;m&quot;)" office:value-type="float" office:value="6.9500979362" calcext:value-type="float">
            <text:p>6.9500979362</text:p>
          </table:table-cell>
          <table:table-cell table:formula="of:=CONVERT([.C47];&quot;in&quot;;&quot;m&quot;)" office:value-type="float" office:value="13.6540738856" calcext:value-type="float">
            <text:p>13.6540738856</text:p>
          </table:table-cell>
          <table:table-cell/>
          <table:table-cell table:formula="of:=CONCATENATE(&quot;    self.v_&quot;; [.A47]; &quot; = Vertex2D('&quot;; [.A47]; &quot;', &quot;; [.D47]; &quot;, &quot;; [.E47]; &quot;)&quot;)" office:value-type="string" office:string-value="    self.v_43 = Vertex2D('43', 6.9500979362, 13.6540738856)" calcext:value-type="string">
            <text:p><text:s text:c="4"/>self.v_43 = Vertex2D('43', 6.9500979362, 13.6540738856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2.709454" calcext:value-type="float">
            <text:p>312.709454</text:p>
          </table:table-cell>
          <table:table-cell office:value-type="float" office:value="598.030766" calcext:value-type="float">
            <text:p>598.030766</text:p>
          </table:table-cell>
          <table:table-cell table:formula="of:=CONVERT([.B48];&quot;in&quot;;&quot;m&quot;)" office:value-type="float" office:value="7.9428201316" calcext:value-type="float">
            <text:p>7.9428201316</text:p>
          </table:table-cell>
          <table:table-cell table:formula="of:=CONVERT([.C48];&quot;in&quot;;&quot;m&quot;)" office:value-type="float" office:value="15.1899814564" calcext:value-type="float">
            <text:p>15.1899814564</text:p>
          </table:table-cell>
          <table:table-cell/>
          <table:table-cell table:formula="of:=CONCATENATE(&quot;    self.v_&quot;; [.A48]; &quot; = Vertex2D('&quot;; [.A48]; &quot;', &quot;; [.D48]; &quot;, &quot;; [.E48]; &quot;)&quot;)" office:value-type="string" office:string-value="    self.v_44 = Vertex2D('44', 7.9428201316, 15.1899814564)" calcext:value-type="string">
            <text:p><text:s text:c="4"/>self.v_44 = Vertex2D('44', 7.9428201316, 15.1899814564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7.592254" calcext:value-type="float">
            <text:p>297.592254</text:p>
          </table:table-cell>
          <table:table-cell office:value-type="float" office:value="607.801654" calcext:value-type="float">
            <text:p>607.801654</text:p>
          </table:table-cell>
          <table:table-cell table:formula="of:=CONVERT([.B49];&quot;in&quot;;&quot;m&quot;)" office:value-type="float" office:value="7.5588432516" calcext:value-type="float">
            <text:p>7.5588432516</text:p>
          </table:table-cell>
          <table:table-cell table:formula="of:=CONVERT([.C49];&quot;in&quot;;&quot;m&quot;)" office:value-type="float" office:value="15.4381620116" calcext:value-type="float">
            <text:p>15.4381620116</text:p>
          </table:table-cell>
          <table:table-cell/>
          <table:table-cell table:formula="of:=CONCATENATE(&quot;    self.v_&quot;; [.A49]; &quot; = Vertex2D('&quot;; [.A49]; &quot;', &quot;; [.D49]; &quot;, &quot;; [.E49]; &quot;)&quot;)" office:value-type="string" office:string-value="    self.v_45 = Vertex2D('45', 7.5588432516, 15.4381620116)" calcext:value-type="string">
            <text:p><text:s text:c="4"/>self.v_45 = Vertex2D('45', 7.5588432516, 15.4381620116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4.44459" calcext:value-type="float">
            <text:p>384.44459</text:p>
          </table:table-cell>
          <table:table-cell office:value-type="float" office:value="742.17677" calcext:value-type="float">
            <text:p>742.17677</text:p>
          </table:table-cell>
          <table:table-cell table:formula="of:=CONVERT([.B50];&quot;in&quot;;&quot;m&quot;)" office:value-type="float" office:value="9.764892586" calcext:value-type="float">
            <text:p>9.764892586</text:p>
          </table:table-cell>
          <table:table-cell table:formula="of:=CONVERT([.C50];&quot;in&quot;;&quot;m&quot;)" office:value-type="float" office:value="18.851289958" calcext:value-type="float">
            <text:p>18.851289958</text:p>
          </table:table-cell>
          <table:table-cell/>
          <table:table-cell table:formula="of:=CONCATENATE(&quot;    self.v_&quot;; [.A50]; &quot; = Vertex2D('&quot;; [.A50]; &quot;', &quot;; [.D50]; &quot;, &quot;; [.E50]; &quot;)&quot;)" office:value-type="string" office:string-value="    self.v_46 = Vertex2D('46', 9.764892586, 18.851289958)" calcext:value-type="string">
            <text:p><text:s text:c="4"/>self.v_46 = Vertex2D('46', 9.764892586, 18.851289958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9.56179" calcext:value-type="float">
            <text:p>399.56179</text:p>
          </table:table-cell>
          <table:table-cell office:value-type="float" office:value="732.405882" calcext:value-type="float">
            <text:p>732.405882</text:p>
          </table:table-cell>
          <table:table-cell table:formula="of:=CONVERT([.B51];&quot;in&quot;;&quot;m&quot;)" office:value-type="float" office:value="10.148869466" calcext:value-type="float">
            <text:p>10.148869466</text:p>
          </table:table-cell>
          <table:table-cell table:formula="of:=CONVERT([.C51];&quot;in&quot;;&quot;m&quot;)" office:value-type="float" office:value="18.6031094028" calcext:value-type="float">
            <text:p>18.6031094028</text:p>
          </table:table-cell>
          <table:table-cell/>
          <table:table-cell table:formula="of:=CONCATENATE(&quot;    self.v_&quot;; [.A51]; &quot; = Vertex2D('&quot;; [.A51]; &quot;', &quot;; [.D51]; &quot;, &quot;; [.E51]; &quot;)&quot;)" office:value-type="string" office:string-value="    self.v_47 = Vertex2D('47', 10.148869466, 18.6031094028)" calcext:value-type="string">
            <text:p><text:s text:c="4"/>self.v_47 = Vertex2D('47', 10.148869466, 18.6031094028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8.645342" calcext:value-type="float">
            <text:p>438.645342</text:p>
          </table:table-cell>
          <table:table-cell office:value-type="float" office:value="792.874684" calcext:value-type="float">
            <text:p>792.874684</text:p>
          </table:table-cell>
          <table:table-cell table:formula="of:=CONVERT([.B52];&quot;in&quot;;&quot;m&quot;)" office:value-type="float" office:value="11.1415916868" calcext:value-type="float">
            <text:p>11.1415916868</text:p>
          </table:table-cell>
          <table:table-cell table:formula="of:=CONVERT([.C52];&quot;in&quot;;&quot;m&quot;)" office:value-type="float" office:value="20.1390169736" calcext:value-type="float">
            <text:p>20.1390169736</text:p>
          </table:table-cell>
          <table:table-cell/>
          <table:table-cell table:formula="of:=CONCATENATE(&quot;    self.v_&quot;; [.A52]; &quot; = Vertex2D('&quot;; [.A52]; &quot;', &quot;; [.D52]; &quot;, &quot;; [.E52]; &quot;)&quot;)" office:value-type="string" office:string-value="    self.v_48 = Vertex2D('48', 11.1415916868, 20.1390169736)" calcext:value-type="string">
            <text:p><text:s text:c="4"/>self.v_48 = Vertex2D('48', 11.1415916868, 20.1390169736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64.622013" calcext:value-type="float">
            <text:p>564.622013</text:p>
          </table:table-cell>
          <table:table-cell office:value-type="float" office:value="711.450619" calcext:value-type="float">
            <text:p>711.450619</text:p>
          </table:table-cell>
          <table:table-cell table:formula="of:=CONVERT([.B53];&quot;in&quot;;&quot;m&quot;)" office:value-type="float" office:value="14.3413991302" calcext:value-type="float">
            <text:p>14.3413991302</text:p>
          </table:table-cell>
          <table:table-cell table:formula="of:=CONVERT([.C53];&quot;in&quot;;&quot;m&quot;)" office:value-type="float" office:value="18.0708457226" calcext:value-type="float">
            <text:p>18.0708457226</text:p>
          </table:table-cell>
          <table:table-cell/>
          <table:table-cell table:formula="of:=CONCATENATE(&quot;    self.v_&quot;; [.A53]; &quot; = Vertex2D('&quot;; [.A53]; &quot;', &quot;; [.D53]; &quot;, &quot;; [.E53]; &quot;)&quot;)" office:value-type="string" office:string-value="    self.v_49 = Vertex2D('49', 14.3413991302, 18.0708457226)" calcext:value-type="string">
            <text:p><text:s text:c="4"/>self.v_49 = Vertex2D('49', 14.3413991302, 18.0708457226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84.163788" calcext:value-type="float">
            <text:p>584.163788</text:p>
          </table:table-cell>
          <table:table-cell office:value-type="float" office:value="741.68502" calcext:value-type="float">
            <text:p>741.68502</text:p>
          </table:table-cell>
          <table:table-cell table:formula="of:=CONVERT([.B54];&quot;in&quot;;&quot;m&quot;)" office:value-type="float" office:value="14.8377602152" calcext:value-type="float">
            <text:p>14.8377602152</text:p>
          </table:table-cell>
          <table:table-cell table:formula="of:=CONVERT([.C54];&quot;in&quot;;&quot;m&quot;)" office:value-type="float" office:value="18.838799508" calcext:value-type="float">
            <text:p>18.838799508</text:p>
          </table:table-cell>
          <table:table-cell/>
          <table:table-cell table:formula="of:=CONCATENATE(&quot;    self.v_&quot;; [.A54]; &quot; = Vertex2D('&quot;; [.A54]; &quot;', &quot;; [.D54]; &quot;, &quot;; [.E54]; &quot;)&quot;)" office:value-type="string" office:string-value="    self.v_50 = Vertex2D('50', 14.8377602152, 18.838799508)" calcext:value-type="string">
            <text:p><text:s text:c="4"/>self.v_50 = Vertex2D('50', 14.8377602152, 18.838799508)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1.038811" calcext:value-type="float">
            <text:p>611.038811</text:p>
          </table:table-cell>
          <table:table-cell office:value-type="float" office:value="724.314553" calcext:value-type="float">
            <text:p>724.314553</text:p>
          </table:table-cell>
          <table:table-cell table:formula="of:=CONVERT([.B55];&quot;in&quot;;&quot;m&quot;)" office:value-type="float" office:value="15.5203857994" calcext:value-type="float">
            <text:p>15.5203857994</text:p>
          </table:table-cell>
          <table:table-cell table:formula="of:=CONVERT([.C55];&quot;in&quot;;&quot;m&quot;)" office:value-type="float" office:value="18.3975896462" calcext:value-type="float">
            <text:p>18.3975896462</text:p>
          </table:table-cell>
          <table:table-cell/>
          <table:table-cell table:formula="of:=CONCATENATE(&quot;    self.v_&quot;; [.A55]; &quot; = Vertex2D('&quot;; [.A55]; &quot;', &quot;; [.D55]; &quot;, &quot;; [.E55]; &quot;)&quot;)" office:value-type="string" office:string-value="    self.v_51 = Vertex2D('51', 15.5203857994, 18.3975896462)" calcext:value-type="string">
            <text:p><text:s text:c="4"/>self.v_51 = Vertex2D('51', 15.5203857994, 18.3975896462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78.349372" calcext:value-type="float">
            <text:p>678.349372</text:p>
          </table:table-cell>
          <table:table-cell office:value-type="float" office:value="828.455267" calcext:value-type="float">
            <text:p>828.455267</text:p>
          </table:table-cell>
          <table:table-cell table:formula="of:=CONVERT([.B56];&quot;in&quot;;&quot;m&quot;)" office:value-type="float" office:value="17.2300740488" calcext:value-type="float">
            <text:p>17.2300740488</text:p>
          </table:table-cell>
          <table:table-cell table:formula="of:=CONVERT([.C56];&quot;in&quot;;&quot;m&quot;)" office:value-type="float" office:value="21.0427637818" calcext:value-type="float">
            <text:p>21.0427637818</text:p>
          </table:table-cell>
          <table:table-cell/>
          <table:table-cell table:formula="of:=CONCATENATE(&quot;    self.v_&quot;; [.A56]; &quot; = Vertex2D('&quot;; [.A56]; &quot;', &quot;; [.D56]; &quot;, &quot;; [.E56]; &quot;)&quot;)" office:value-type="string" office:string-value="    self.v_52 = Vertex2D('52', 17.2300740488, 21.0427637818)" calcext:value-type="string">
            <text:p><text:s text:c="4"/>self.v_52 = Vertex2D('52', 17.2300740488, 21.0427637818)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2.744113" calcext:value-type="float">
            <text:p>922.744113</text:p>
          </table:table-cell>
          <table:table-cell office:value-type="float" office:value="670.492581" calcext:value-type="float">
            <text:p>670.492581</text:p>
          </table:table-cell>
          <table:table-cell table:formula="of:=CONVERT([.B57];&quot;in&quot;;&quot;m&quot;)" office:value-type="float" office:value="23.4377004702" calcext:value-type="float">
            <text:p>23.4377004702</text:p>
          </table:table-cell>
          <table:table-cell table:formula="of:=CONVERT([.C57];&quot;in&quot;;&quot;m&quot;)" office:value-type="float" office:value="17.0305115574" calcext:value-type="float">
            <text:p>17.0305115574</text:p>
          </table:table-cell>
          <table:table-cell/>
          <table:table-cell table:formula="of:=CONCATENATE(&quot;    self.v_&quot;; [.A57]; &quot; = Vertex2D('&quot;; [.A57]; &quot;', &quot;; [.D57]; &quot;, &quot;; [.E57]; &quot;)&quot;)" office:value-type="string" office:string-value="    self.v_53 = Vertex2D('53', 23.4377004702, 17.0305115574)" calcext:value-type="string">
            <text:p><text:s text:c="4"/>self.v_53 = Vertex2D('53', 23.4377004702, 17.0305115574)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19.303764" calcext:value-type="float">
            <text:p>619.303764</text:p>
          </table:table-cell>
          <table:table-cell office:value-type="float" office:value="201.019521" calcext:value-type="float">
            <text:p>201.019521</text:p>
          </table:table-cell>
          <table:table-cell table:formula="of:=CONVERT([.B58];&quot;in&quot;;&quot;m&quot;)" office:value-type="float" office:value="15.7303156056" calcext:value-type="float">
            <text:p>15.7303156056</text:p>
          </table:table-cell>
          <table:table-cell table:formula="of:=CONVERT([.C58];&quot;in&quot;;&quot;m&quot;)" office:value-type="float" office:value="5.1058958334" calcext:value-type="float">
            <text:p>5.1058958334</text:p>
          </table:table-cell>
          <table:table-cell/>
          <table:table-cell table:formula="of:=CONCATENATE(&quot;    self.v_&quot;; [.A58]; &quot; = Vertex2D('&quot;; [.A58]; &quot;', &quot;; [.D58]; &quot;, &quot;; [.E58]; &quot;)&quot;)" office:value-type="string" office:string-value="    self.v_54 = Vertex2D('54', 15.7303156056, 5.1058958334)" calcext:value-type="string">
            <text:p><text:s text:c="4"/>self.v_54 = Vertex2D('54', 15.7303156056, 5.1058958334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41.081213" calcext:value-type="float">
            <text:p>741.081213</text:p>
          </table:table-cell>
          <table:table-cell office:value-type="float" office:value="122.309591" calcext:value-type="float">
            <text:p>122.309591</text:p>
          </table:table-cell>
          <table:table-cell table:formula="of:=CONVERT([.B59];&quot;in&quot;;&quot;m&quot;)" office:value-type="float" office:value="18.8234628102" calcext:value-type="float">
            <text:p>18.8234628102</text:p>
          </table:table-cell>
          <table:table-cell table:formula="of:=CONVERT([.C59];&quot;in&quot;;&quot;m&quot;)" office:value-type="float" office:value="3.1066636114" calcext:value-type="float">
            <text:p>3.1066636114</text:p>
          </table:table-cell>
          <table:table-cell/>
          <table:table-cell table:formula="of:=CONCATENATE(&quot;    self.v_&quot;; [.A59]; &quot; = Vertex2D('&quot;; [.A59]; &quot;', &quot;; [.D59]; &quot;, &quot;; [.E59]; &quot;)&quot;)" office:value-type="string" office:string-value="    self.v_55 = Vertex2D('55', 18.8234628102, 3.1066636114)" calcext:value-type="string">
            <text:p><text:s text:c="4"/>self.v_55 = Vertex2D('55', 18.8234628102, 3.1066636114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9.463207" calcext:value-type="float">
            <text:p>549.463207</text:p>
          </table:table-cell>
          <table:table-cell office:value-type="float" office:value="-174.155568" calcext:value-type="float">
            <text:p>-174.155568</text:p>
          </table:table-cell>
          <table:table-cell table:formula="of:=CONVERT([.B60];&quot;in&quot;;&quot;m&quot;)" office:value-type="float" office:value="13.9563654578" calcext:value-type="float">
            <text:p>13.9563654578</text:p>
          </table:table-cell>
          <table:table-cell table:formula="of:=CONVERT([.C60];&quot;in&quot;;&quot;m&quot;)" office:value-type="float" office:value="-4.4235514272" calcext:value-type="float">
            <text:p>-4.4235514272</text:p>
          </table:table-cell>
          <table:table-cell/>
          <table:table-cell table:formula="of:=CONCATENATE(&quot;    self.v_&quot;; [.A60]; &quot; = Vertex2D('&quot;; [.A60]; &quot;', &quot;; [.D60]; &quot;, &quot;; [.E60]; &quot;)&quot;)" office:value-type="string" office:string-value="    self.v_56 = Vertex2D('56', 13.9563654578, -4.4235514272)" calcext:value-type="string">
            <text:p><text:s text:c="4"/>self.v_56 = Vertex2D('56', 13.9563654578, -4.4235514272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7.685759" calcext:value-type="float">
            <text:p>427.685759</text:p>
          </table:table-cell>
          <table:table-cell office:value-type="float" office:value="-95.445639" calcext:value-type="float">
            <text:p>-95.445639</text:p>
          </table:table-cell>
          <table:table-cell table:formula="of:=CONVERT([.B61];&quot;in&quot;;&quot;m&quot;)" office:value-type="float" office:value="10.8632182786" calcext:value-type="float">
            <text:p>10.8632182786</text:p>
          </table:table-cell>
          <table:table-cell table:formula="of:=CONVERT([.C61];&quot;in&quot;;&quot;m&quot;)" office:value-type="float" office:value="-2.4243192306" calcext:value-type="float">
            <text:p>-2.4243192306</text:p>
          </table:table-cell>
          <table:table-cell/>
          <table:table-cell table:formula="of:=CONCATENATE(&quot;    self.v_&quot;; [.A61]; &quot; = Vertex2D('&quot;; [.A61]; &quot;', &quot;; [.D61]; &quot;, &quot;; [.E61]; &quot;)&quot;)" office:value-type="string" office:string-value="    self.v_57 = Vertex2D('57', 10.8632182786, -2.4243192306)" calcext:value-type="string">
            <text:p><text:s text:c="4"/>self.v_57 = Vertex2D('57', 10.8632182786, -2.4243192306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7.033672" calcext:value-type="float">
            <text:p>337.033672</text:p>
          </table:table-cell>
          <table:table-cell office:value-type="float" office:value="-235.699605" calcext:value-type="float">
            <text:p>-235.699605</text:p>
          </table:table-cell>
          <table:table-cell table:formula="of:=CONVERT([.B62];&quot;in&quot;;&quot;m&quot;)" office:value-type="float" office:value="8.5606552688" calcext:value-type="float">
            <text:p>8.5606552688</text:p>
          </table:table-cell>
          <table:table-cell table:formula="of:=CONVERT([.C62];&quot;in&quot;;&quot;m&quot;)" office:value-type="float" office:value="-5.986769967" calcext:value-type="float">
            <text:p>-5.986769967</text:p>
          </table:table-cell>
          <table:table-cell/>
          <table:table-cell table:formula="of:=CONCATENATE(&quot;    self.v_&quot;; [.A62]; &quot; = Vertex2D('&quot;; [.A62]; &quot;', &quot;; [.D62]; &quot;, &quot;; [.E62]; &quot;)&quot;)" office:value-type="string" office:string-value="    self.v_58 = Vertex2D('58', 8.5606552688, -5.986769967)" calcext:value-type="string">
            <text:p><text:s text:c="4"/>self.v_58 = Vertex2D('58', 8.5606552688, -5.986769967)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6.017934" calcext:value-type="float">
            <text:p>206.017934</text:p>
          </table:table-cell>
          <table:table-cell office:value-type="float" office:value="-151.018578" calcext:value-type="float">
            <text:p>-151.018578</text:p>
          </table:table-cell>
          <table:table-cell table:formula="of:=CONVERT([.B63];&quot;in&quot;;&quot;m&quot;)" office:value-type="float" office:value="5.2328555236" calcext:value-type="float">
            <text:p>5.2328555236</text:p>
          </table:table-cell>
          <table:table-cell table:formula="of:=CONVERT([.C63];&quot;in&quot;;&quot;m&quot;)" office:value-type="float" office:value="-3.8358718812" calcext:value-type="float">
            <text:p>-3.8358718812</text:p>
          </table:table-cell>
          <table:table-cell/>
          <table:table-cell table:formula="of:=CONCATENATE(&quot;    self.v_&quot;; [.A63]; &quot; = Vertex2D('&quot;; [.A63]; &quot;', &quot;; [.D63]; &quot;, &quot;; [.E63]; &quot;)&quot;)" office:value-type="string" office:string-value="    self.v_59 = Vertex2D('59', 5.2328555236, -3.8358718812)" calcext:value-type="string">
            <text:p><text:s text:c="4"/>self.v_59 = Vertex2D('59', 5.2328555236, -3.8358718812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0.818775" calcext:value-type="float">
            <text:p>190.818775</text:p>
          </table:table-cell>
          <table:table-cell office:value-type="float" office:value="-174.534223" calcext:value-type="float">
            <text:p>-174.534223</text:p>
          </table:table-cell>
          <table:table-cell table:formula="of:=CONVERT([.B64];&quot;in&quot;;&quot;m&quot;)" office:value-type="float" office:value="4.846796885" calcext:value-type="float">
            <text:p>4.846796885</text:p>
          </table:table-cell>
          <table:table-cell table:formula="of:=CONVERT([.C64];&quot;in&quot;;&quot;m&quot;)" office:value-type="float" office:value="-4.4331692642" calcext:value-type="float">
            <text:p>-4.4331692642</text:p>
          </table:table-cell>
          <table:table-cell/>
          <table:table-cell table:formula="of:=CONCATENATE(&quot;    self.v_&quot;; [.A64]; &quot; = Vertex2D('&quot;; [.A64]; &quot;', &quot;; [.D64]; &quot;, &quot;; [.E64]; &quot;)&quot;)" office:value-type="string" office:string-value="    self.v_60 = Vertex2D('60', 4.846796885, -4.4331692642)" calcext:value-type="string">
            <text:p><text:s text:c="4"/>self.v_60 = Vertex2D('60', 4.846796885, -4.4331692642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.240549" calcext:value-type="float">
            <text:p>73.240549</text:p>
          </table:table-cell>
          <table:table-cell office:value-type="float" office:value="-98.538429" calcext:value-type="float">
            <text:p>-98.538429</text:p>
          </table:table-cell>
          <table:table-cell table:formula="of:=CONVERT([.B65];&quot;in&quot;;&quot;m&quot;)" office:value-type="float" office:value="1.8603099446" calcext:value-type="float">
            <text:p>1.8603099446</text:p>
          </table:table-cell>
          <table:table-cell table:formula="of:=CONVERT([.C65];&quot;in&quot;;&quot;m&quot;)" office:value-type="float" office:value="-2.5028760966" calcext:value-type="float">
            <text:p>-2.5028760966</text:p>
          </table:table-cell>
          <table:table-cell/>
          <table:table-cell table:formula="of:=CONCATENATE(&quot;    self.v_&quot;; [.A65]; &quot; = Vertex2D('&quot;; [.A65]; &quot;', &quot;; [.D65]; &quot;, &quot;; [.E65]; &quot;)&quot;)" office:value-type="string" office:string-value="    self.v_61 = Vertex2D('61', 1.8603099446, -2.5028760966)" calcext:value-type="string">
            <text:p><text:s text:c="4"/>self.v_61 = Vertex2D('61', 1.8603099446, -2.5028760966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8.439708" calcext:value-type="float">
            <text:p>88.439708</text:p>
          </table:table-cell>
          <table:table-cell office:value-type="float" office:value="-75.022784" calcext:value-type="float">
            <text:p>-75.022784</text:p>
          </table:table-cell>
          <table:table-cell table:formula="of:=CONVERT([.B66];&quot;in&quot;;&quot;m&quot;)" office:value-type="float" office:value="2.2463685832" calcext:value-type="float">
            <text:p>2.2463685832</text:p>
          </table:table-cell>
          <table:table-cell table:formula="of:=CONVERT([.C66];&quot;in&quot;;&quot;m&quot;)" office:value-type="float" office:value="-1.9055787136" calcext:value-type="float">
            <text:p>-1.9055787136</text:p>
          </table:table-cell>
          <table:table-cell/>
          <table:table-cell table:formula="of:=CONCATENATE(&quot;    self.v_&quot;; [.A66]; &quot; = Vertex2D('&quot;; [.A66]; &quot;', &quot;; [.D66]; &quot;, &quot;; [.E66]; &quot;)&quot;)" office:value-type="string" office:string-value="    self.v_62 = Vertex2D('62', 2.2463685832, -1.9055787136)" calcext:value-type="string">
            <text:p><text:s text:c="4"/>self.v_62 = Vertex2D('62', 2.2463685832, -1.9055787136)</text:p>
          </table:table-cell>
        </table:table-row>
        <table:table-row table:style-name="ro1">
          <table:table-cell office:value-type="string" calcext:value-type="string">
            <text:p>Window/Door Vertices, starting with NW facing bedroom window and going clockwise around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.049078" calcext:value-type="float">
            <text:p>-16.049078</text:p>
          </table:table-cell>
          <table:table-cell office:value-type="float" office:value="192.549839" calcext:value-type="float">
            <text:p>192.549839</text:p>
          </table:table-cell>
          <table:table-cell table:formula="of:=CONVERT([.B68];&quot;in&quot;;&quot;m&quot;)" office:value-type="float" office:value="-0.4076465812" calcext:value-type="float">
            <text:p>-0.4076465812</text:p>
          </table:table-cell>
          <table:table-cell table:formula="of:=CONVERT([.C68];&quot;in&quot;;&quot;m&quot;)" office:value-type="float" office:value="4.8907659106" calcext:value-type="float">
            <text:p>4.8907659106</text:p>
          </table:table-cell>
          <table:table-cell/>
          <table:table-cell table:formula="of:=CONCATENATE(&quot;    self.v_&quot;; [.A68]; &quot; = Vertex2D('&quot;; [.A68]; &quot;', &quot;; [.D68]; &quot;, &quot;; [.E68]; &quot;)&quot;)" office:value-type="string" office:string-value="    self.v_63 = Vertex2D('63', -0.4076465812, 4.8907659106)" calcext:value-type="string">
            <text:p><text:s text:c="4"/>self.v_63 = Vertex2D('63', -0.4076465812, 4.8907659106)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578305" calcext:value-type="float">
            <text:p>4.578305</text:p>
          </table:table-cell>
          <table:table-cell office:value-type="float" office:value="224.463855" calcext:value-type="float">
            <text:p>224.463855</text:p>
          </table:table-cell>
          <table:table-cell table:formula="of:=CONVERT([.B69];&quot;in&quot;;&quot;m&quot;)" office:value-type="float" office:value="0.116288947" calcext:value-type="float">
            <text:p>0.116288947</text:p>
          </table:table-cell>
          <table:table-cell table:formula="of:=CONVERT([.C69];&quot;in&quot;;&quot;m&quot;)" office:value-type="float" office:value="5.701381917" calcext:value-type="float">
            <text:p>5.701381917</text:p>
          </table:table-cell>
          <table:table-cell/>
          <table:table-cell table:formula="of:=CONCATENATE(&quot;    self.v_&quot;; [.A69]; &quot; = Vertex2D('&quot;; [.A69]; &quot;', &quot;; [.D69]; &quot;, &quot;; [.E69]; &quot;)&quot;)" office:value-type="string" office:string-value="    self.v_64 = Vertex2D('64', 0.116288947, 5.701381917)" calcext:value-type="string">
            <text:p><text:s text:c="4"/>self.v_64 = Vertex2D('64', 0.116288947, 5.701381917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8.669387" calcext:value-type="float">
            <text:p>158.669387</text:p>
          </table:table-cell>
          <table:table-cell office:value-type="float" office:value="214.170603" calcext:value-type="float">
            <text:p>214.170603</text:p>
          </table:table-cell>
          <table:table-cell table:formula="of:=CONVERT([.B70];&quot;in&quot;;&quot;m&quot;)" office:value-type="float" office:value="4.0302024298" calcext:value-type="float">
            <text:p>4.0302024298</text:p>
          </table:table-cell>
          <table:table-cell table:formula="of:=CONVERT([.C70];&quot;in&quot;;&quot;m&quot;)" office:value-type="float" office:value="5.4399333162" calcext:value-type="float">
            <text:p>5.4399333162</text:p>
          </table:table-cell>
          <table:table-cell/>
          <table:table-cell table:formula="of:=CONCATENATE(&quot;    self.v_&quot;; [.A70]; &quot; = Vertex2D('&quot;; [.A70]; &quot;', &quot;; [.D70]; &quot;, &quot;; [.E70]; &quot;)&quot;)" office:value-type="string" office:string-value="    self.v_65 = Vertex2D('65', 4.0302024298, 5.4399333162)" calcext:value-type="string">
            <text:p><text:s text:c="4"/>self.v_65 = Vertex2D('65', 4.0302024298, 5.4399333162)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78.211162" calcext:value-type="float">
            <text:p>178.211162</text:p>
          </table:table-cell>
          <table:table-cell office:value-type="float" office:value="244.405004" calcext:value-type="float">
            <text:p>244.405004</text:p>
          </table:table-cell>
          <table:table-cell table:formula="of:=CONVERT([.B71];&quot;in&quot;;&quot;m&quot;)" office:value-type="float" office:value="4.5265635148" calcext:value-type="float">
            <text:p>4.5265635148</text:p>
          </table:table-cell>
          <table:table-cell table:formula="of:=CONVERT([.C71];&quot;in&quot;;&quot;m&quot;)" office:value-type="float" office:value="6.2078871016" calcext:value-type="float">
            <text:p>6.2078871016</text:p>
          </table:table-cell>
          <table:table-cell/>
          <table:table-cell table:formula="of:=CONCATENATE(&quot;    self.v_&quot;; [.A71]; &quot; = Vertex2D('&quot;; [.A71]; &quot;', &quot;; [.D71]; &quot;, &quot;; [.E71]; &quot;)&quot;)" office:value-type="string" office:string-value="    self.v_66 = Vertex2D('66', 4.5265635148, 6.2078871016)" calcext:value-type="string">
            <text:p><text:s text:c="4"/>self.v_66 = Vertex2D('66', 4.5265635148, 6.2078871016)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5.3537" calcext:value-type="float">
            <text:p>175.3537</text:p>
          </table:table-cell>
          <table:table-cell office:value-type="float" office:value="328.409977" calcext:value-type="float">
            <text:p>328.409977</text:p>
          </table:table-cell>
          <table:table-cell table:formula="of:=CONVERT([.B72];&quot;in&quot;;&quot;m&quot;)" office:value-type="float" office:value="4.45398398" calcext:value-type="float">
            <text:p>4.45398398</text:p>
          </table:table-cell>
          <table:table-cell table:formula="of:=CONVERT([.C72];&quot;in&quot;;&quot;m&quot;)" office:value-type="float" office:value="8.3416134158" calcext:value-type="float">
            <text:p>8.3416134158</text:p>
          </table:table-cell>
          <table:table-cell/>
          <table:table-cell table:formula="of:=CONCATENATE(&quot;    self.v_&quot;; [.A72]; &quot; = Vertex2D('&quot;; [.A72]; &quot;', &quot;; [.D72]; &quot;, &quot;; [.E72]; &quot;)&quot;)" office:value-type="string" office:string-value="    self.v_67 = Vertex2D('67', 4.45398398, 8.3416134158)" calcext:value-type="string">
            <text:p><text:s text:c="4"/>self.v_67 = Vertex2D('67', 4.45398398, 8.3416134158)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1.18024" calcext:value-type="float">
            <text:p>211.18024</text:p>
          </table:table-cell>
          <table:table-cell office:value-type="float" office:value="383.839638" calcext:value-type="float">
            <text:p>383.839638</text:p>
          </table:table-cell>
          <table:table-cell table:formula="of:=CONVERT([.B73];&quot;in&quot;;&quot;m&quot;)" office:value-type="float" office:value="5.363978096" calcext:value-type="float">
            <text:p>5.363978096</text:p>
          </table:table-cell>
          <table:table-cell table:formula="of:=CONVERT([.C73];&quot;in&quot;;&quot;m&quot;)" office:value-type="float" office:value="9.7495268052" calcext:value-type="float">
            <text:p>9.7495268052</text:p>
          </table:table-cell>
          <table:table-cell/>
          <table:table-cell table:formula="of:=CONCATENATE(&quot;    self.v_&quot;; [.A73]; &quot; = Vertex2D('&quot;; [.A73]; &quot;', &quot;; [.D73]; &quot;, &quot;; [.E73]; &quot;)&quot;)" office:value-type="string" office:string-value="    self.v_68 = Vertex2D('68', 5.363978096, 9.7495268052)" calcext:value-type="string">
            <text:p><text:s text:c="4"/>self.v_68 = Vertex2D('68', 5.363978096, 9.7495268052)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2.362279" calcext:value-type="float">
            <text:p>282.362279</text:p>
          </table:table-cell>
          <table:table-cell office:value-type="float" office:value="449.757205" calcext:value-type="float">
            <text:p>449.757205</text:p>
          </table:table-cell>
          <table:table-cell table:formula="of:=CONVERT([.B74];&quot;in&quot;;&quot;m&quot;)" office:value-type="float" office:value="7.1720018866" calcext:value-type="float">
            <text:p>7.1720018866</text:p>
          </table:table-cell>
          <table:table-cell table:formula="of:=CONVERT([.C74];&quot;in&quot;;&quot;m&quot;)" office:value-type="float" office:value="11.423833007" calcext:value-type="float">
            <text:p>11.423833007</text:p>
          </table:table-cell>
          <table:table-cell/>
          <table:table-cell table:formula="of:=CONCATENATE(&quot;    self.v_&quot;; [.A74]; &quot; = Vertex2D('&quot;; [.A74]; &quot;', &quot;; [.D74]; &quot;, &quot;; [.E74]; &quot;)&quot;)" office:value-type="string" office:string-value="    self.v_69 = Vertex2D('69', 7.1720018866, 11.423833007)" calcext:value-type="string">
            <text:p><text:s text:c="4"/>self.v_69 = Vertex2D('69', 7.1720018866, 11.423833007)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1.904055" calcext:value-type="float">
            <text:p>301.904055</text:p>
          </table:table-cell>
          <table:table-cell office:value-type="float" office:value="479.991606" calcext:value-type="float">
            <text:p>479.991606</text:p>
          </table:table-cell>
          <table:table-cell table:formula="of:=CONVERT([.B75];&quot;in&quot;;&quot;m&quot;)" office:value-type="float" office:value="7.668362997" calcext:value-type="float">
            <text:p>7.668362997</text:p>
          </table:table-cell>
          <table:table-cell table:formula="of:=CONVERT([.C75];&quot;in&quot;;&quot;m&quot;)" office:value-type="float" office:value="12.1917867924" calcext:value-type="float">
            <text:p>12.1917867924</text:p>
          </table:table-cell>
          <table:table-cell/>
          <table:table-cell table:formula="of:=CONCATENATE(&quot;    self.v_&quot;; [.A75]; &quot; = Vertex2D('&quot;; [.A75]; &quot;', &quot;; [.D75]; &quot;, &quot;; [.E75]; &quot;)&quot;)" office:value-type="string" office:string-value="    self.v_70 = Vertex2D('70', 7.668362997, 12.1917867924)" calcext:value-type="string">
            <text:p><text:s text:c="4"/>self.v_70 = Vertex2D('70', 7.668362997, 12.1917867924)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3.845203" calcext:value-type="float">
            <text:p>343.845203</text:p>
          </table:table-cell>
          <table:table-cell office:value-type="float" office:value="651.729608" calcext:value-type="float">
            <text:p>651.729608</text:p>
          </table:table-cell>
          <table:table-cell table:formula="of:=CONVERT([.B76];&quot;in&quot;;&quot;m&quot;)" office:value-type="float" office:value="8.7336681562" calcext:value-type="float">
            <text:p>8.7336681562</text:p>
          </table:table-cell>
          <table:table-cell table:formula="of:=CONVERT([.C76];&quot;in&quot;;&quot;m&quot;)" office:value-type="float" office:value="16.5539320432" calcext:value-type="float">
            <text:p>16.5539320432</text:p>
          </table:table-cell>
          <table:table-cell/>
          <table:table-cell table:formula="of:=CONCATENATE(&quot;    self.v_&quot;; [.A76]; &quot; = Vertex2D('&quot;; [.A76]; &quot;', &quot;; [.D76]; &quot;, &quot;; [.E76]; &quot;)&quot;)" office:value-type="string" office:string-value="    self.v_71 = Vertex2D('71', 8.7336681562, 16.5539320432)" calcext:value-type="string">
            <text:p><text:s text:c="4"/>self.v_71 = Vertex2D('71', 8.7336681562, 16.5539320432)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3.386975" calcext:value-type="float">
            <text:p>363.386975</text:p>
          </table:table-cell>
          <table:table-cell office:value-type="float" office:value="681.964002" calcext:value-type="float">
            <text:p>681.964002</text:p>
          </table:table-cell>
          <table:table-cell table:formula="of:=CONVERT([.B77];&quot;in&quot;;&quot;m&quot;)" office:value-type="float" office:value="9.230029165" calcext:value-type="float">
            <text:p>9.230029165</text:p>
          </table:table-cell>
          <table:table-cell table:formula="of:=CONVERT([.C77];&quot;in&quot;;&quot;m&quot;)" office:value-type="float" office:value="17.3218856508" calcext:value-type="float">
            <text:p>17.3218856508</text:p>
          </table:table-cell>
          <table:table-cell/>
          <table:table-cell table:formula="of:=CONCATENATE(&quot;    self.v_&quot;; [.A77]; &quot; = Vertex2D('&quot;; [.A77]; &quot;', &quot;; [.D77]; &quot;, &quot;; [.E77]; &quot;)&quot;)" office:value-type="string" office:string-value="    self.v_72 = Vertex2D('72', 9.230029165, 17.3218856508)" calcext:value-type="string">
            <text:p><text:s text:c="4"/>self.v_72 = Vertex2D('72', 9.230029165, 17.3218856508)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8.295906" calcext:value-type="float">
            <text:p>468.295906</text:p>
          </table:table-cell>
          <table:table-cell office:value-type="float" office:value="755.849817" calcext:value-type="float">
            <text:p>755.849817</text:p>
          </table:table-cell>
          <table:table-cell table:formula="of:=CONVERT([.B78];&quot;in&quot;;&quot;m&quot;)" office:value-type="float" office:value="11.8947160124" calcext:value-type="float">
            <text:p>11.8947160124</text:p>
          </table:table-cell>
          <table:table-cell table:formula="of:=CONVERT([.C78];&quot;in&quot;;&quot;m&quot;)" office:value-type="float" office:value="19.1985853518" calcext:value-type="float">
            <text:p>19.1985853518</text:p>
          </table:table-cell>
          <table:table-cell/>
          <table:table-cell table:formula="of:=CONCATENATE(&quot;    self.v_&quot;; [.A78]; &quot; = Vertex2D('&quot;; [.A78]; &quot;', &quot;; [.D78]; &quot;, &quot;; [.E78]; &quot;)&quot;)" office:value-type="string" office:string-value="    self.v_73 = Vertex2D('73', 11.8947160124, 19.1985853518)" calcext:value-type="string">
            <text:p><text:s text:c="4"/>self.v_73 = Vertex2D('73', 11.8947160124, 19.1985853518)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47.241253" calcext:value-type="float">
            <text:p>547.241253</text:p>
          </table:table-cell>
          <table:table-cell office:value-type="float" office:value="704.824091" calcext:value-type="float">
            <text:p>704.824091</text:p>
          </table:table-cell>
          <table:table-cell table:formula="of:=CONVERT([.B79];&quot;in&quot;;&quot;m&quot;)" office:value-type="float" office:value="13.8999278262" calcext:value-type="float">
            <text:p>13.8999278262</text:p>
          </table:table-cell>
          <table:table-cell table:formula="of:=CONVERT([.C79];&quot;in&quot;;&quot;m&quot;)" office:value-type="float" office:value="17.9025319114" calcext:value-type="float">
            <text:p>17.9025319114</text:p>
          </table:table-cell>
          <table:table-cell/>
          <table:table-cell table:formula="of:=CONCATENATE(&quot;    self.v_&quot;; [.A79]; &quot; = Vertex2D('&quot;; [.A79]; &quot;', &quot;; [.D79]; &quot;, &quot;; [.E79]; &quot;)&quot;)" office:value-type="string" office:string-value="    self.v_74 = Vertex2D('74', 13.8999278262, 17.9025319114)" calcext:value-type="string">
            <text:p><text:s text:c="4"/>self.v_74 = Vertex2D('74', 13.8999278262, 17.9025319114)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65.717798" calcext:value-type="float">
            <text:p>565.717798</text:p>
          </table:table-cell>
          <table:table-cell office:value-type="float" office:value="692.881917" calcext:value-type="float">
            <text:p>692.881917</text:p>
          </table:table-cell>
          <table:table-cell table:formula="of:=CONVERT([.B80];&quot;in&quot;;&quot;m&quot;)" office:value-type="float" office:value="14.3692320692" calcext:value-type="float">
            <text:p>14.3692320692</text:p>
          </table:table-cell>
          <table:table-cell table:formula="of:=CONVERT([.C80];&quot;in&quot;;&quot;m&quot;)" office:value-type="float" office:value="17.5992006918" calcext:value-type="float">
            <text:p>17.5992006918</text:p>
          </table:table-cell>
          <table:table-cell/>
          <table:table-cell table:formula="of:=CONCATENATE(&quot;    self.v_&quot;; [.A80]; &quot; = Vertex2D('&quot;; [.A80]; &quot;', &quot;; [.D80]; &quot;, &quot;; [.E80]; &quot;)&quot;)" office:value-type="string" office:string-value="    self.v_75 = Vertex2D('75', 14.3692320692, 17.5992006918)" calcext:value-type="string">
            <text:p><text:s text:c="4"/>self.v_75 = Vertex2D('75', 14.3692320692, 17.5992006918)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2.592855" calcext:value-type="float">
            <text:p>592.592855</text:p>
          </table:table-cell>
          <table:table-cell office:value-type="float" office:value="675.511428" calcext:value-type="float">
            <text:p>675.511428</text:p>
          </table:table-cell>
          <table:table-cell table:formula="of:=CONVERT([.B81];&quot;in&quot;;&quot;m&quot;)" office:value-type="float" office:value="15.051858517" calcext:value-type="float">
            <text:p>15.051858517</text:p>
          </table:table-cell>
          <table:table-cell table:formula="of:=CONVERT([.C81];&quot;in&quot;;&quot;m&quot;)" office:value-type="float" office:value="17.1579902712" calcext:value-type="float">
            <text:p>17.1579902712</text:p>
          </table:table-cell>
          <table:table-cell/>
          <table:table-cell table:formula="of:=CONCATENATE(&quot;    self.v_&quot;; [.A81]; &quot; = Vertex2D('&quot;; [.A81]; &quot;', &quot;; [.D81]; &quot;, &quot;; [.E81]; &quot;)&quot;)" office:value-type="string" office:string-value="    self.v_76 = Vertex2D('76', 15.051858517, 17.1579902712)" calcext:value-type="string">
            <text:p><text:s text:c="4"/>self.v_76 = Vertex2D('76', 15.051858517, 17.1579902712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13.039003" calcext:value-type="float">
            <text:p>713.039003</text:p>
          </table:table-cell>
          <table:table-cell office:value-type="float" office:value="788.173438" calcext:value-type="float">
            <text:p>788.173438</text:p>
          </table:table-cell>
          <table:table-cell table:formula="of:=CONVERT([.B82];&quot;in&quot;;&quot;m&quot;)" office:value-type="float" office:value="18.1111906762" calcext:value-type="float">
            <text:p>18.1111906762</text:p>
          </table:table-cell>
          <table:table-cell table:formula="of:=CONVERT([.C82];&quot;in&quot;;&quot;m&quot;)" office:value-type="float" office:value="20.0196053252" calcext:value-type="float">
            <text:p>20.0196053252</text:p>
          </table:table-cell>
          <table:table-cell/>
          <table:table-cell table:formula="of:=CONCATENATE(&quot;    self.v_&quot;; [.A82]; &quot; = Vertex2D('&quot;; [.A82]; &quot;', &quot;; [.D82]; &quot;, &quot;; [.E82]; &quot;)&quot;)" office:value-type="string" office:string-value="    self.v_77 = Vertex2D('77', 18.1111906762, 20.0196053252)" calcext:value-type="string">
            <text:p><text:s text:c="4"/>self.v_77 = Vertex2D('77', 18.1111906762, 20.0196053252)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71.769669" calcext:value-type="float">
            <text:p>871.769669</text:p>
          </table:table-cell>
          <table:table-cell office:value-type="float" office:value="685.579076" calcext:value-type="float">
            <text:p>685.579076</text:p>
          </table:table-cell>
          <table:table-cell table:formula="of:=CONVERT([.B83];&quot;in&quot;;&quot;m&quot;)" office:value-type="float" office:value="22.1429495926" calcext:value-type="float">
            <text:p>22.1429495926</text:p>
          </table:table-cell>
          <table:table-cell table:formula="of:=CONVERT([.C83];&quot;in&quot;;&quot;m&quot;)" office:value-type="float" office:value="17.4137085304" calcext:value-type="float">
            <text:p>17.4137085304</text:p>
          </table:table-cell>
          <table:table-cell/>
          <table:table-cell table:formula="of:=CONCATENATE(&quot;    self.v_&quot;; [.A83]; &quot; = Vertex2D('&quot;; [.A83]; &quot;', &quot;; [.D83]; &quot;, &quot;; [.E83]; &quot;)&quot;)" office:value-type="string" office:string-value="    self.v_78 = Vertex2D('78', 22.1429495926, 17.4137085304)" calcext:value-type="string">
            <text:p><text:s text:c="4"/>self.v_78 = Vertex2D('78', 22.1429495926, 17.4137085304)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23.414143" calcext:value-type="float">
            <text:p>723.414143</text:p>
          </table:table-cell>
          <table:table-cell office:value-type="float" office:value="389.728828" calcext:value-type="float">
            <text:p>389.728828</text:p>
          </table:table-cell>
          <table:table-cell table:formula="of:=CONVERT([.B84];&quot;in&quot;;&quot;m&quot;)" office:value-type="float" office:value="18.3747192322" calcext:value-type="float">
            <text:p>18.3747192322</text:p>
          </table:table-cell>
          <table:table-cell table:formula="of:=CONVERT([.C84];&quot;in&quot;;&quot;m&quot;)" office:value-type="float" office:value="9.8991122312" calcext:value-type="float">
            <text:p>9.8991122312</text:p>
          </table:table-cell>
          <table:table-cell/>
          <table:table-cell table:formula="of:=CONCATENATE(&quot;    self.v_&quot;; [.A84]; &quot; = Vertex2D('&quot;; [.A84]; &quot;', &quot;; [.D84]; &quot;, &quot;; [.E84]; &quot;)&quot;)" office:value-type="string" office:string-value="    self.v_79 = Vertex2D('79', 18.3747192322, 9.8991122312)" calcext:value-type="string">
            <text:p><text:s text:c="4"/>self.v_79 = Vertex2D('79', 18.3747192322, 9.8991122312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8.444096" calcext:value-type="float">
            <text:p>698.444096</text:p>
          </table:table-cell>
          <table:table-cell office:value-type="float" office:value="351.095982" calcext:value-type="float">
            <text:p>351.095982</text:p>
          </table:table-cell>
          <table:table-cell table:formula="of:=CONVERT([.B85];&quot;in&quot;;&quot;m&quot;)" office:value-type="float" office:value="17.7404800384" calcext:value-type="float">
            <text:p>17.7404800384</text:p>
          </table:table-cell>
          <table:table-cell table:formula="of:=CONVERT([.C85];&quot;in&quot;;&quot;m&quot;)" office:value-type="float" office:value="8.9178379428" calcext:value-type="float">
            <text:p>8.9178379428</text:p>
          </table:table-cell>
          <table:table-cell/>
          <table:table-cell table:formula="of:=CONCATENATE(&quot;    self.v_&quot;; [.A85]; &quot; = Vertex2D('&quot;; [.A85]; &quot;', &quot;; [.D85]; &quot;, &quot;; [.E85]; &quot;)&quot;)" office:value-type="string" office:string-value="    self.v_80 = Vertex2D('80', 17.7404800384, 8.9178379428)" calcext:value-type="string">
            <text:p><text:s text:c="4"/>self.v_80 = Vertex2D('80', 17.7404800384, 8.9178379428)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56.646407" calcext:value-type="float">
            <text:p>656.646407</text:p>
          </table:table-cell>
          <table:table-cell office:value-type="float" office:value="286.427955" calcext:value-type="float">
            <text:p>286.427955</text:p>
          </table:table-cell>
          <table:table-cell table:formula="of:=CONVERT([.B86];&quot;in&quot;;&quot;m&quot;)" office:value-type="float" office:value="16.6788187378" calcext:value-type="float">
            <text:p>16.6788187378</text:p>
          </table:table-cell>
          <table:table-cell table:formula="of:=CONVERT([.C86];&quot;in&quot;;&quot;m&quot;)" office:value-type="float" office:value="7.275270057" calcext:value-type="float">
            <text:p>7.275270057</text:p>
          </table:table-cell>
          <table:table-cell/>
          <table:table-cell table:formula="of:=CONCATENATE(&quot;    self.v_&quot;; [.A86]; &quot; = Vertex2D('&quot;; [.A86]; &quot;', &quot;; [.D86]; &quot;, &quot;; [.E86]; &quot;)&quot;)" office:value-type="string" office:string-value="    self.v_81 = Vertex2D('81', 16.6788187378, 7.275270057)" calcext:value-type="string">
            <text:p><text:s text:c="4"/>self.v_81 = Vertex2D('81', 16.6788187378, 7.275270057)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19.733948" calcext:value-type="float">
            <text:p>619.733948</text:p>
          </table:table-cell>
          <table:table-cell office:value-type="float" office:value="229.318194" calcext:value-type="float">
            <text:p>229.318194</text:p>
          </table:table-cell>
          <table:table-cell table:formula="of:=CONVERT([.B87];&quot;in&quot;;&quot;m&quot;)" office:value-type="float" office:value="15.7412422792" calcext:value-type="float">
            <text:p>15.7412422792</text:p>
          </table:table-cell>
          <table:table-cell table:formula="of:=CONVERT([.C87];&quot;in&quot;;&quot;m&quot;)" office:value-type="float" office:value="5.8246821276" calcext:value-type="float">
            <text:p>5.8246821276</text:p>
          </table:table-cell>
          <table:table-cell/>
          <table:table-cell table:formula="of:=CONCATENATE(&quot;    self.v_&quot;; [.A87]; &quot; = Vertex2D('&quot;; [.A87]; &quot;', &quot;; [.D87]; &quot;, &quot;; [.E87]; &quot;)&quot;)" office:value-type="string" office:string-value="    self.v_82 = Vertex2D('82', 15.7412422792, 5.8246821276)" calcext:value-type="string">
            <text:p><text:s text:c="4"/>self.v_82 = Vertex2D('82', 15.7412422792, 5.8246821276)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3.504121" calcext:value-type="float">
            <text:p>593.504121</text:p>
          </table:table-cell>
          <table:table-cell office:value-type="float" office:value="142.681078" calcext:value-type="float">
            <text:p>142.681078</text:p>
          </table:table-cell>
          <table:table-cell table:formula="of:=CONVERT([.B88];&quot;in&quot;;&quot;m&quot;)" office:value-type="float" office:value="15.0750046734" calcext:value-type="float">
            <text:p>15.0750046734</text:p>
          </table:table-cell>
          <table:table-cell table:formula="of:=CONVERT([.C88];&quot;in&quot;;&quot;m&quot;)" office:value-type="float" office:value="3.6240993812" calcext:value-type="float">
            <text:p>3.6240993812</text:p>
          </table:table-cell>
          <table:table-cell/>
          <table:table-cell table:formula="of:=CONCATENATE(&quot;    self.v_&quot;; [.A88]; &quot; = Vertex2D('&quot;; [.A88]; &quot;', &quot;; [.D88]; &quot;, &quot;; [.E88]; &quot;)&quot;)" office:value-type="string" office:string-value="    self.v_83 = Vertex2D('83', 15.0750046734, 3.6240993812)" calcext:value-type="string">
            <text:p><text:s text:c="4"/>self.v_83 = Vertex2D('83', 15.0750046734, 3.6240993812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2.79205" calcext:value-type="float">
            <text:p>552.79205</text:p>
          </table:table-cell>
          <table:table-cell office:value-type="float" office:value="79.692682" calcext:value-type="float">
            <text:p>79.692682</text:p>
          </table:table-cell>
          <table:table-cell table:formula="of:=CONVERT([.B89];&quot;in&quot;;&quot;m&quot;)" office:value-type="float" office:value="14.04091807" calcext:value-type="float">
            <text:p>14.04091807</text:p>
          </table:table-cell>
          <table:table-cell table:formula="of:=CONVERT([.C89];&quot;in&quot;;&quot;m&quot;)" office:value-type="float" office:value="2.0241941228" calcext:value-type="float">
            <text:p>2.0241941228</text:p>
          </table:table-cell>
          <table:table-cell/>
          <table:table-cell table:formula="of:=CONCATENATE(&quot;    self.v_&quot;; [.A89]; &quot; = Vertex2D('&quot;; [.A89]; &quot;', &quot;; [.D89]; &quot;, &quot;; [.E89]; &quot;)&quot;)" office:value-type="string" office:string-value="    self.v_84 = Vertex2D('84', 14.04091807, 2.0241941228)" calcext:value-type="string">
            <text:p><text:s text:c="4"/>self.v_84 = Vertex2D('84', 14.04091807, 2.0241941228)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4.6546" calcext:value-type="float">
            <text:p>504.6546</text:p>
          </table:table-cell>
          <table:table-cell office:value-type="float" office:value="51.271163" calcext:value-type="float">
            <text:p>51.271163</text:p>
          </table:table-cell>
          <table:table-cell table:formula="of:=CONVERT([.B90];&quot;in&quot;;&quot;m&quot;)" office:value-type="float" office:value="12.81822684" calcext:value-type="float">
            <text:p>12.81822684</text:p>
          </table:table-cell>
          <table:table-cell table:formula="of:=CONVERT([.C90];&quot;in&quot;;&quot;m&quot;)" office:value-type="float" office:value="1.3022875402" calcext:value-type="float">
            <text:p>1.3022875402</text:p>
          </table:table-cell>
          <table:table-cell/>
          <table:table-cell table:formula="of:=CONCATENATE(&quot;    self.v_&quot;; [.A90]; &quot; = Vertex2D('&quot;; [.A90]; &quot;', &quot;; [.D90]; &quot;, &quot;; [.E90]; &quot;)&quot;)" office:value-type="string" office:string-value="    self.v_85 = Vertex2D('85', 12.81822684, 1.3022875402)" calcext:value-type="string">
            <text:p><text:s text:c="4"/>self.v_85 = Vertex2D('85', 12.81822684, 1.3022875402)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85.65563" calcext:value-type="float">
            <text:p>485.65563</text:p>
          </table:table-cell>
          <table:table-cell office:value-type="float" office:value="21.876573" calcext:value-type="float">
            <text:p>21.876573</text:p>
          </table:table-cell>
          <table:table-cell table:formula="of:=CONVERT([.B91];&quot;in&quot;;&quot;m&quot;)" office:value-type="float" office:value="12.335653002" calcext:value-type="float">
            <text:p>12.335653002</text:p>
          </table:table-cell>
          <table:table-cell table:formula="of:=CONVERT([.C91];&quot;in&quot;;&quot;m&quot;)" office:value-type="float" office:value="0.5556649542" calcext:value-type="float">
            <text:p>0.5556649542</text:p>
          </table:table-cell>
          <table:table-cell/>
          <table:table-cell table:formula="of:=CONCATENATE(&quot;    self.v_&quot;; [.A91]; &quot; = Vertex2D('&quot;; [.A91]; &quot;', &quot;; [.D91]; &quot;, &quot;; [.E91]; &quot;)&quot;)" office:value-type="string" office:string-value="    self.v_86 = Vertex2D('86', 12.335653002, 0.5556649542)" calcext:value-type="string">
            <text:p><text:s text:c="4"/>self.v_86 = Vertex2D('86', 12.335653002, 0.5556649542)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2.229468" calcext:value-type="float">
            <text:p>442.229468</text:p>
          </table:table-cell>
          <table:table-cell office:value-type="float" office:value="-45.310975" calcext:value-type="float">
            <text:p>-45.310975</text:p>
          </table:table-cell>
          <table:table-cell table:formula="of:=CONVERT([.B92];&quot;in&quot;;&quot;m&quot;)" office:value-type="float" office:value="11.2326284872" calcext:value-type="float">
            <text:p>11.2326284872</text:p>
          </table:table-cell>
          <table:table-cell table:formula="of:=CONVERT([.C92];&quot;in&quot;;&quot;m&quot;)" office:value-type="float" office:value="-1.150898765" calcext:value-type="float">
            <text:p>-1.150898765</text:p>
          </table:table-cell>
          <table:table-cell/>
          <table:table-cell table:formula="of:=CONCATENATE(&quot;    self.v_&quot;; [.A92]; &quot; = Vertex2D('&quot;; [.A92]; &quot;', &quot;; [.D92]; &quot;, &quot;; [.E92]; &quot;)&quot;)" office:value-type="string" office:string-value="    self.v_87 = Vertex2D('87', 11.2326284872, -1.150898765)" calcext:value-type="string">
            <text:p><text:s text:c="4"/>self.v_87 = Vertex2D('87', 11.2326284872, -1.150898765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3.230498" calcext:value-type="float">
            <text:p>423.230498</text:p>
          </table:table-cell>
          <table:table-cell office:value-type="float" office:value="-74.705565" calcext:value-type="float">
            <text:p>-74.705565</text:p>
          </table:table-cell>
          <table:table-cell table:formula="of:=CONVERT([.B93];&quot;in&quot;;&quot;m&quot;)" office:value-type="float" office:value="10.7500546492" calcext:value-type="float">
            <text:p>10.7500546492</text:p>
          </table:table-cell>
          <table:table-cell table:formula="of:=CONVERT([.C93];&quot;in&quot;;&quot;m&quot;)" office:value-type="float" office:value="-1.897521351" calcext:value-type="float">
            <text:p>-1.897521351</text:p>
          </table:table-cell>
          <table:table-cell/>
          <table:table-cell table:formula="of:=CONCATENATE(&quot;    self.v_&quot;; [.A93]; &quot; = Vertex2D('&quot;; [.A93]; &quot;', &quot;; [.D93]; &quot;, &quot;; [.E93]; &quot;)&quot;)" office:value-type="string" office:string-value="    self.v_88 = Vertex2D('88', 10.7500546492, -1.897521351)" calcext:value-type="string">
            <text:p><text:s text:c="4"/>self.v_88 = Vertex2D('88', 10.7500546492, -1.897521351)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3.06129" calcext:value-type="float">
            <text:p>383.06129</text:p>
          </table:table-cell>
          <table:table-cell office:value-type="float" office:value="-136.85406" calcext:value-type="float">
            <text:p>-136.85406</text:p>
          </table:table-cell>
          <table:table-cell table:formula="of:=CONVERT([.B94];&quot;in&quot;;&quot;m&quot;)" office:value-type="float" office:value="9.729756766" calcext:value-type="float">
            <text:p>9.729756766</text:p>
          </table:table-cell>
          <table:table-cell table:formula="of:=CONVERT([.C94];&quot;in&quot;;&quot;m&quot;)" office:value-type="float" office:value="-3.476093124" calcext:value-type="float">
            <text:p>-3.476093124</text:p>
          </table:table-cell>
          <table:table-cell/>
          <table:table-cell table:formula="of:=CONCATENATE(&quot;    self.v_&quot;; [.A94]; &quot; = Vertex2D('&quot;; [.A94]; &quot;', &quot;; [.D94]; &quot;, &quot;; [.E94]; &quot;)&quot;)" office:value-type="string" office:string-value="    self.v_89 = Vertex2D('89', 9.729756766, -3.476093124)" calcext:value-type="string">
            <text:p><text:s text:c="4"/>self.v_89 = Vertex2D('89', 9.729756766, -3.476093124)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4.062407" calcext:value-type="float">
            <text:p>364.062407</text:p>
          </table:table-cell>
          <table:table-cell office:value-type="float" office:value="-166.248515" calcext:value-type="float">
            <text:p>-166.248515</text:p>
          </table:table-cell>
          <table:table-cell table:formula="of:=CONVERT([.B95];&quot;in&quot;;&quot;m&quot;)" office:value-type="float" office:value="9.2471851378" calcext:value-type="float">
            <text:p>9.2471851378</text:p>
          </table:table-cell>
          <table:table-cell table:formula="of:=CONVERT([.C95];&quot;in&quot;;&quot;m&quot;)" office:value-type="float" office:value="-4.222712281" calcext:value-type="float">
            <text:p>-4.222712281</text:p>
          </table:table-cell>
          <table:table-cell/>
          <table:table-cell table:formula="of:=CONCATENATE(&quot;    self.v_&quot;; [.A95]; &quot; = Vertex2D('&quot;; [.A95]; &quot;', &quot;; [.D95]; &quot;, &quot;; [.E95]; &quot;)&quot;)" office:value-type="string" office:string-value="    self.v_90 = Vertex2D('90', 9.2471851378, -4.222712281)" calcext:value-type="string">
            <text:p><text:s text:c="4"/>self.v_90 = Vertex2D('90', 9.2471851378, -4.222712281)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0.250165" calcext:value-type="float">
            <text:p>150.250165</text:p>
          </table:table-cell>
          <table:table-cell office:value-type="float" office:value="-130.45256" calcext:value-type="float">
            <text:p>-130.45256</text:p>
          </table:table-cell>
          <table:table-cell table:formula="of:=CONVERT([.B96];&quot;in&quot;;&quot;m&quot;)" office:value-type="float" office:value="3.816354191" calcext:value-type="float">
            <text:p>3.816354191</text:p>
          </table:table-cell>
          <table:table-cell table:formula="of:=CONVERT([.C96];&quot;in&quot;;&quot;m&quot;)" office:value-type="float" office:value="-3.313495024" calcext:value-type="float">
            <text:p>-3.313495024</text:p>
          </table:table-cell>
          <table:table-cell/>
          <table:table-cell table:formula="of:=CONCATENATE(&quot;    self.v_&quot;; [.A96]; &quot; = Vertex2D('&quot;; [.A96]; &quot;', &quot;; [.D96]; &quot;, &quot;; [.E96]; &quot;)&quot;)" office:value-type="string" office:string-value="    self.v_91 = Vertex2D('91', 3.816354191, -3.313495024)" calcext:value-type="string">
            <text:p><text:s text:c="4"/>self.v_91 = Vertex2D('91', 3.816354191, -3.313495024)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0.093972" calcext:value-type="float">
            <text:p>130.093972</text:p>
          </table:table-cell>
          <table:table-cell office:value-type="float" office:value="-117.424758" calcext:value-type="float">
            <text:p>-117.424758</text:p>
          </table:table-cell>
          <table:table-cell table:formula="of:=CONVERT([.B97];&quot;in&quot;;&quot;m&quot;)" office:value-type="float" office:value="3.3043868888" calcext:value-type="float">
            <text:p>3.3043868888</text:p>
          </table:table-cell>
          <table:table-cell table:formula="of:=CONVERT([.C97];&quot;in&quot;;&quot;m&quot;)" office:value-type="float" office:value="-2.9825888532" calcext:value-type="float">
            <text:p>-2.9825888532</text:p>
          </table:table-cell>
          <table:table-cell/>
          <table:table-cell table:formula="of:=CONCATENATE(&quot;    self.v_&quot;; [.A97]; &quot; = Vertex2D('&quot;; [.A97]; &quot;', &quot;; [.D97]; &quot;, &quot;; [.E97]; &quot;)&quot;)" office:value-type="string" office:string-value="    self.v_92 = Vertex2D('92', 3.3043868888, -2.9825888532)" calcext:value-type="string">
            <text:p><text:s text:c="4"/>self.v_92 = Vertex2D('92', 3.3043868888, -2.9825888532)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0.390702" calcext:value-type="float">
            <text:p>50.390702</text:p>
          </table:table-cell>
          <table:table-cell office:value-type="float" office:value="-32.569648" calcext:value-type="float">
            <text:p>-32.569648</text:p>
          </table:table-cell>
          <table:table-cell table:formula="of:=CONVERT([.B98];&quot;in&quot;;&quot;m&quot;)" office:value-type="float" office:value="1.2799238308" calcext:value-type="float">
            <text:p>1.2799238308</text:p>
          </table:table-cell>
          <table:table-cell table:formula="of:=CONVERT([.C98];&quot;in&quot;;&quot;m&quot;)" office:value-type="float" office:value="-0.8272690592" calcext:value-type="float">
            <text:p>-0.8272690592</text:p>
          </table:table-cell>
          <table:table-cell/>
          <table:table-cell table:formula="of:=CONCATENATE(&quot;    self.v_&quot;; [.A98]; &quot; = Vertex2D('&quot;; [.A98]; &quot;', &quot;; [.D98]; &quot;, &quot;; [.E98]; &quot;)&quot;)" office:value-type="string" office:string-value="    self.v_93 = Vertex2D('93', 1.2799238308, -0.8272690592)" calcext:value-type="string">
            <text:p><text:s text:c="4"/>self.v_93 = Vertex2D('93', 1.2799238308, -0.8272690592)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757826" calcext:value-type="float">
            <text:p>11.757826</text:p>
          </table:table-cell>
          <table:table-cell office:value-type="float" office:value="-7.599582" calcext:value-type="float">
            <text:p>-7.599582</text:p>
          </table:table-cell>
          <table:table-cell table:formula="of:=CONVERT([.B99];&quot;in&quot;;&quot;m&quot;)" office:value-type="float" office:value="0.2986487804" calcext:value-type="float">
            <text:p>0.2986487804</text:p>
          </table:table-cell>
          <table:table-cell table:formula="of:=CONVERT([.C99];&quot;in&quot;;&quot;m&quot;)" office:value-type="float" office:value="-0.1930293828" calcext:value-type="float">
            <text:p>-0.1930293828</text:p>
          </table:table-cell>
          <table:table-cell/>
          <table:table-cell table:formula="of:=CONCATENATE(&quot;    self.v_&quot;; [.A99]; &quot; = Vertex2D('&quot;; [.A99]; &quot;', &quot;; [.D99]; &quot;, &quot;; [.E99]; &quot;)&quot;)" office:value-type="string" office:string-value="    self.v_94 = Vertex2D('94', 0.2986487804, -0.1930293828)" calcext:value-type="string">
            <text:p><text:s text:c="4"/>self.v_94 = Vertex2D('94', 0.2986487804, -0.1930293828)</text:p>
          </table:table-cell>
        </table:table-row>
        <table:table-row table:style-name="ro1">
          <table:table-cell office:value-type="string" calcext:value-type="string">
            <text:p>Rooftop elevation points, for now just one central vertex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7.931866" calcext:value-type="float">
            <text:p>427.931866</text:p>
          </table:table-cell>
          <table:table-cell office:value-type="float" office:value="297.325267" calcext:value-type="float">
            <text:p>297.325267</text:p>
          </table:table-cell>
          <table:table-cell table:formula="of:=CONVERT([.B101];&quot;in&quot;;&quot;m&quot;)" office:value-type="float" office:value="10.8694693964" calcext:value-type="float">
            <text:p>10.8694693964</text:p>
          </table:table-cell>
          <table:table-cell table:formula="of:=CONVERT([.C101];&quot;in&quot;;&quot;m&quot;)" office:value-type="float" office:value="7.5520617818" calcext:value-type="float">
            <text:p>7.5520617818</text:p>
          </table:table-cell>
          <table:table-cell/>
          <table:table-cell table:formula="of:=CONCATENATE(&quot;    self.v_&quot;; [.A101]; &quot; = Vertex2D('&quot;; [.A101]; &quot;', &quot;; [.D101]; &quot;, &quot;; [.E101]; &quot;)&quot;)" office:value-type="string" office:string-value="    self.v_95 = Vertex2D('95', 10.8694693964, 7.5520617818)" calcext:value-type="string">
            <text:p><text:s text:c="4"/>self.v_95 = Vertex2D('95', 10.8694693964, 7.552061781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11:26:06.919231154</meta:creation-date>
    <dc:date>2022-09-06T14:30:18.663182067</dc:date>
    <meta:editing-duration>PT14M11S</meta:editing-duration>
    <meta:editing-cycles>1</meta:editing-cycles>
    <meta:document-statistic meta:table-count="1" meta:cell-count="581" meta:object-count="0"/>
    <meta:generator>LibreOffice/6.4.7.2$Linux_X86_64 LibreOffice_project/40$Build-2</meta:generator>
  </office:meta>
</office:document-meta>
</file>